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3.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start" fo:margin-left="0cm"/>
    </style:style>
    <style:style style:name="ce22" style:family="table-cell" style:parent-style-name="Default" style:data-style-name="N2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start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8pt" style:font-size-complex="8pt"/>
    </style:style>
    <style:style style:name="ce3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2"/>
    <style:style style:name="ce34" style:family="table-cell" style:parent-style-name="Default" style:data-style-name="N2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row table:style-name="ro1">
          <table:table-cell table:number-columns-repeated="7"/>
          <table:table-cell table:style-name="ce3" office:value-type="string">
            <text:p>20 RU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/>
        </table:table-row>
        <table:table-row table:style-name="ro1">
          <table:table-cell table:style-name="ce1" office:value-type="string" table:number-columns-spanned="1" table:number-rows-spanned="4">
            <text:p>R0(-1,1,-1)</text:p>
          </table:table-cell>
          <table:table-cell table:style-name="ce4" office:value-type="float" office:value="82.2779072287222">
            <text:p>82,28</text:p>
          </table:table-cell>
          <table:table-cell table:style-name="ce4" office:value-type="float" office:value="1528.68744014622">
            <text:p>1528,69</text:p>
          </table:table-cell>
          <table:table-cell table:style-name="ce4" office:value-type="float" office:value="7.38733580332779">
            <text:p>7,39</text:p>
          </table:table-cell>
          <table:table-cell table:style-name="ce4" office:value-type="float" office:value="0.570411572663873">
            <text:p>0,57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1.1376969206758">
            <text:p>11,14</text:p>
          </table:table-cell>
          <table:table-cell/>
          <table:table-cell table:style-name="ce14" office:value-type="string" table:number-columns-spanned="1" table:number-rows-spanned="4">
            <text:p>R1</text:p>
          </table:table-cell>
          <table:table-cell table:style-name="ce4" office:value-type="float" office:value="59.3867916497616">
            <text:p>59,39</text:p>
          </table:table-cell>
          <table:table-cell table:style-name="ce4" office:value-type="float" office:value="3379.24976736856">
            <text:p>3379,25</text:p>
          </table:table-cell>
          <table:table-cell table:style-name="ce4" office:value-type="float" office:value="5.00031828767249">
            <text:p>5,00</text:p>
          </table:table-cell>
          <table:table-cell table:style-name="ce4" office:value-type="float" office:value="0.466820928366216">
            <text:p>0,47</text:p>
          </table:table-cell>
          <table:table-cell table:style-name="ce7" office:value-type="string">
            <text:p>Mean</text:p>
          </table:table-cell>
          <table:table-cell table:style-name="ce10" table:formula="of:=[.J3]/[.L3]" office:value-type="float" office:value="11.876602294732">
            <text:p>11,88</text:p>
          </table:table-cell>
          <table:table-cell table:style-name="ce14" office:value-type="string" table:number-columns-spanned="1" table:number-rows-spanned="4">
            <text:p>R1,r&gt;</text:p>
          </table:table-cell>
          <table:table-cell table:style-name="ce4" office:value-type="float" office:value="63.6038371425583">
            <text:p>63,60</text:p>
          </table:table-cell>
          <table:table-cell table:style-name="ce4" office:value-type="float" office:value="2966.03399666033">
            <text:p>2966,03</text:p>
          </table:table-cell>
          <table:table-cell table:style-name="ce4" office:value-type="float" office:value="5.5865695704643">
            <text:p>5,59</text:p>
          </table:table-cell>
          <table:table-cell table:style-name="ce4" office:value-type="float" office:value="0.438036223094539">
            <text:p>0,44</text:p>
          </table:table-cell>
          <table:table-cell table:style-name="ce7" office:value-type="string">
            <text:p>Mean</text:p>
          </table:table-cell>
          <table:table-cell table:style-name="ce10" table:formula="of:=[.Q3]/[.S3]" office:value-type="float" office:value="11.3851329228631">
            <text:p>11,39</text:p>
          </table:table-cell>
        </table:table-row>
        <table:table-row table:style-name="ro1">
          <table:covered-table-cell/>
          <table:table-cell table:style-name="ce5" office:value-type="float" office:value="93.3540372670802">
            <text:p>93,35</text:p>
          </table:table-cell>
          <table:table-cell table:style-name="ce5" office:value-type="float" office:value="1114.42707904308">
            <text:p>1114,43</text:p>
          </table:table-cell>
          <table:table-cell table:style-name="ce5" office:value-type="float" office:value="5.91133004926108">
            <text:p>5,91</text:p>
          </table:table-cell>
          <table:table-cell table:style-name="ce5" office:value-type="float" office:value="0.73109243697479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2016806722684">
            <text:p>84,20</text:p>
          </table:table-cell>
          <table:table-cell table:style-name="ce5" office:value-type="float" office:value="1404.38089196021">
            <text:p>1404,38</text:p>
          </table:table-cell>
          <table:table-cell table:style-name="ce5" office:value-type="float" office:value="2.89855072463768">
            <text:p>2,90</text:p>
          </table:table-cell>
          <table:table-cell table:style-name="ce5" office:value-type="float" office:value="0.673949579831932">
            <text:p>0,67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3812010443859">
            <text:p>78,38</text:p>
          </table:table-cell>
          <table:table-cell table:style-name="ce5" office:value-type="float" office:value="1643.39563525079">
            <text:p>1643,40</text:p>
          </table:table-cell>
          <table:table-cell table:style-name="ce5" office:value-type="float" office:value="4.4280442804428">
            <text:p>4,43</text:p>
          </table:table-cell>
          <table:table-cell table:style-name="ce5" office:value-type="float" office:value="0.5644908616188">
            <text:p>0,5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74.0394088669945">
            <text:p>74,04</text:p>
          </table:table-cell>
          <table:table-cell table:style-name="ce5" office:value-type="float" office:value="1958.61841206816">
            <text:p>1958,62</text:p>
          </table:table-cell>
          <table:table-cell table:style-name="ce5" office:value-type="float" office:value="8.47457627118644">
            <text:p>8,47</text:p>
          </table:table-cell>
          <table:table-cell table:style-name="ce5" office:value-type="float" office:value="0.335106382978723">
            <text:p>0,34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6.2801932367152">
            <text:p>36,28</text:p>
          </table:table-cell>
          <table:table-cell table:style-name="ce5" office:value-type="float" office:value="6058.97069215704">
            <text:p>6058,97</text:p>
          </table:table-cell>
          <table:table-cell table:style-name="ce5" office:value-type="float" office:value="6.72268907563025">
            <text:p>6,72</text:p>
          </table:table-cell>
          <table:table-cell table:style-name="ce5" office:value-type="float" office:value="0.290338164251209">
            <text:p>0,29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2.759226713532">
            <text:p>52,76</text:p>
          </table:table-cell>
          <table:table-cell table:style-name="ce5" office:value-type="float" office:value="5237.07139047789">
            <text:p>5237,07</text:p>
          </table:table-cell>
          <table:table-cell table:style-name="ce5" office:value-type="float" office:value="9.25925925925926">
            <text:p>9,26</text:p>
          </table:table-cell>
          <table:table-cell table:style-name="ce5" office:value-type="float" office:value="0.274945054945055">
            <text:p>0,27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4.2016806722684">
            <text:p>84,20</text:p>
          </table:table-cell>
          <table:table-cell table:style-name="ce6" office:value-type="float" office:value="1382.39435785249">
            <text:p>1382,39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73109243697479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2.5249999999999">
            <text:p>12,53</text:p>
          </table:table-cell>
          <table:table-cell/>
          <table:covered-table-cell table:style-name="ce16"/>
          <table:table-cell table:style-name="ce6" office:value-type="float" office:value="84.2016806722684">
            <text:p>84,20</text:p>
          </table:table-cell>
          <table:table-cell table:style-name="ce6" office:value-type="float" office:value="1404.38089196021">
            <text:p>1404,38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673949579831932">
            <text:p>0,67</text:p>
          </table:table-cell>
          <table:table-cell table:style-name="ce8" office:value-type="string">
            <text:p>Best(bestR)</text:p>
          </table:table-cell>
          <table:table-cell table:style-name="ce12" table:formula="of:=[.J6]/[.L6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3812010443859">
            <text:p>78,38</text:p>
          </table:table-cell>
          <table:table-cell table:style-name="ce6" office:value-type="float" office:value="1643.39563525079">
            <text:p>1643,40</text:p>
          </table:table-cell>
          <table:table-cell table:style-name="ce6" office:value-type="float" office:value="6.26631853785901">
            <text:p>6,27</text:p>
          </table:table-cell>
          <table:table-cell table:style-name="ce6" office:value-type="float" office:value="0.5644908616188">
            <text:p>0,56</text:p>
          </table:table-cell>
          <table:table-cell table:style-name="ce8" office:value-type="string">
            <text:p>Best(bestR)</text:p>
          </table:table-cell>
          <table:table-cell table:style-name="ce12" table:formula="of:=[.Q6]/[.S6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1,2,-1)</text:p>
          </table:table-cell>
          <table:table-cell table:style-name="ce4" office:value-type="float" office:value="76.1780613160052">
            <text:p>76,18</text:p>
          </table:table-cell>
          <table:table-cell table:style-name="ce4" office:value-type="float" office:value="2000.08353189447">
            <text:p>2000,08</text:p>
          </table:table-cell>
          <table:table-cell table:style-name="ce4" office:value-type="float" office:value="7.95751306134868">
            <text:p>7,96</text:p>
          </table:table-cell>
          <table:table-cell table:style-name="ce4" office:value-type="float" office:value="1.11429013553439">
            <text:p>1,1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9.57309912389816">
            <text:p>9,57</text:p>
          </table:table-cell>
          <table:table-cell/>
          <table:table-cell table:style-name="ce17" office:value-type="string" table:number-columns-spanned="1" table:number-rows-spanned="4">
            <text:p>R1²</text:p>
          </table:table-cell>
          <table:table-cell table:style-name="ce5" office:value-type="float" office:value="65.4595612362338">
            <text:p>65,46</text:p>
          </table:table-cell>
          <table:table-cell table:style-name="ce5" office:value-type="float" office:value="2503.13736231392">
            <text:p>2503,14</text:p>
          </table:table-cell>
          <table:table-cell table:style-name="ce5" office:value-type="float" office:value="5.48233363307223">
            <text:p>5,48</text:p>
          </table:table-cell>
          <table:table-cell table:style-name="ce5" office:value-type="float" office:value="0.326134233581066">
            <text:p>0,33</text:p>
          </table:table-cell>
          <table:table-cell table:style-name="ce3" office:value-type="string">
            <text:p>Mean</text:p>
          </table:table-cell>
          <table:table-cell table:style-name="ce21" table:formula="of:=[.J7]/[.L7]" office:value-type="float" office:value="11.9400907747293">
            <text:p>11,9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6.4367816091948">
            <text:p>86,44</text:p>
          </table:table-cell>
          <table:table-cell table:style-name="ce5" office:value-type="float" office:value="1373.830890531">
            <text:p>1373,83</text:p>
          </table:table-cell>
          <table:table-cell table:style-name="ce5" office:value-type="float" office:value="5.72792362768497">
            <text:p>5,73</text:p>
          </table:table-cell>
          <table:table-cell table:style-name="ce5" office:value-type="float" office:value="1.67241379310345">
            <text:p>1,67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2.97029702970297">
            <text:p>2,97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 table:number-columns-repeated="7"/>
        </table:table-row>
        <table:table-row table:style-name="ro1">
          <table:covered-table-cell/>
          <table:table-cell table:style-name="ce5" office:value-type="float" office:value="60.0399201596801">
            <text:p>60,04</text:p>
          </table:table-cell>
          <table:table-cell table:style-name="ce5" office:value-type="float" office:value="4022.68841120072">
            <text:p>4022,69</text:p>
          </table:table-cell>
          <table:table-cell table:style-name="ce5" office:value-type="float" office:value="13.6674259681093">
            <text:p>13,67</text:p>
          </table:table-cell>
          <table:table-cell table:style-name="ce5" office:value-type="float" office:value="0.356818181818182">
            <text:p>0,3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7.1782178217823">
            <text:p>37,18</text:p>
          </table:table-cell>
          <table:table-cell table:style-name="ce5" office:value-type="float" office:value="4827.57683913727">
            <text:p>4827,58</text:p>
          </table:table-cell>
          <table:table-cell table:style-name="ce5" office:value-type="float" office:value="7.95755968169761">
            <text:p>7,96</text:p>
          </table:table-cell>
          <table:table-cell table:style-name="ce5" office:value-type="float" office:value="0.0891089108910887">
            <text:p>0,09</text:p>
          </table:table-cell>
          <table:table-cell table:style-name="ce3" office:value-type="string">
            <text:p>Worst</text:p>
          </table:table-cell>
          <table:table-cell table:style-name="ce11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6.4367816091948">
            <text:p>86,44</text:p>
          </table:table-cell>
          <table:table-cell table:style-name="ce6" office:value-type="float" office:value="1390.79593940789">
            <text:p>1390,80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67241379310345">
            <text:p>1,67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2.5333333333332">
            <text:p>12,53</text:p>
          </table:table-cell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6.74157303370787">
            <text:p>6,74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(bestR)</text:p>
          </table:table-cell>
          <table:table-cell table:style-name="ce12" table:formula="of:=[.J10]/[.L10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-2,2,-1)</text:p>
          </table:table-cell>
          <table:table-cell table:style-name="ce4" office:value-type="float" office:value="73.7619595455097">
            <text:p>73,76</text:p>
          </table:table-cell>
          <table:table-cell table:style-name="ce4" office:value-type="float" office:value="1975.39872943297">
            <text:p>1975,40</text:p>
          </table:table-cell>
          <table:table-cell table:style-name="ce4" office:value-type="float" office:value="7.05933018797551">
            <text:p>7,06</text:p>
          </table:table-cell>
          <table:table-cell table:style-name="ce4" office:value-type="float" office:value="0.817962658778289">
            <text:p>0,82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10.4488609515889">
            <text:p>10,45</text:p>
          </table:table-cell>
          <table:table-cell/>
          <table:table-cell table:style-name="ce14" office:value-type="string" table:number-columns-spanned="1" table:number-rows-spanned="4">
            <text:p>R2</text:p>
          </table:table-cell>
          <table:table-cell table:style-name="ce4" office:value-type="float" office:value="63.231449822208">
            <text:p>63,23</text:p>
          </table:table-cell>
          <table:table-cell table:style-name="ce4" office:value-type="float" office:value="2774.14678081417">
            <text:p>2774,15</text:p>
          </table:table-cell>
          <table:table-cell table:style-name="ce4" office:value-type="float" office:value="5.69723063299335">
            <text:p>5,70</text:p>
          </table:table-cell>
          <table:table-cell table:style-name="ce4" office:value-type="float" office:value="48.6995186307713">
            <text:p>48,70</text:p>
          </table:table-cell>
          <table:table-cell table:style-name="ce7" office:value-type="string">
            <text:p>Mean</text:p>
          </table:table-cell>
          <table:table-cell table:style-name="ce13" table:formula="of:=[.J11]/[.L11]" office:value-type="float" office:value="11.0986291227227">
            <text:p>11,10</text:p>
          </table:table-cell>
          <table:table-cell table:style-name="ce14" office:value-type="string" table:number-columns-spanned="1" table:number-rows-spanned="4">
            <text:p>R2*(p/p_max)</text:p>
          </table:table-cell>
          <table:table-cell table:style-name="ce4" office:value-type="float" office:value="68.1446516392961">
            <text:p>68,14</text:p>
          </table:table-cell>
          <table:table-cell table:style-name="ce4" office:value-type="float" office:value="2601.31624183308">
            <text:p>2601,32</text:p>
          </table:table-cell>
          <table:table-cell table:style-name="ce4" office:value-type="float" office:value="6.35818104051849">
            <text:p>6,36</text:p>
          </table:table-cell>
          <table:table-cell table:style-name="ce4" office:value-type="float" office:value="39.2373382460832">
            <text:p>39,24</text:p>
          </table:table-cell>
          <table:table-cell table:style-name="ce7" office:value-type="string">
            <text:p>Mean</text:p>
          </table:table-cell>
          <table:table-cell table:style-name="ce13" table:formula="of:=[.Q11]/[.S11]" office:value-type="float" office:value="10.7176331100096">
            <text:p>10,72</text:p>
          </table:table-cell>
        </table:table-row>
        <table:table-row table:style-name="ro1">
          <table:covered-table-cell/>
          <table:table-cell table:style-name="ce5" office:value-type="float" office:value="86.2643678160914">
            <text:p>86,26</text:p>
          </table:table-cell>
          <table:table-cell table:style-name="ce5" office:value-type="float" office:value="1312.84872066494">
            <text:p>1312,85</text:p>
          </table:table-cell>
          <table:table-cell table:style-name="ce5" office:value-type="float" office:value="4.46927374301676">
            <text:p>4,47</text:p>
          </table:table-cell>
          <table:table-cell table:style-name="ce5" office:value-type="float" office:value="1.50862068965517">
            <text:p>1,51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0782122905022">
            <text:p>84,08</text:p>
          </table:table-cell>
          <table:table-cell table:style-name="ce5" office:value-type="float" office:value="1412.49178901176">
            <text:p>1412,49</text:p>
          </table:table-cell>
          <table:table-cell table:style-name="ce5" office:value-type="float" office:value="3.39462517680339">
            <text:p>3,39</text:p>
          </table:table-cell>
          <table:table-cell table:style-name="ce5" office:value-type="float" office:value="67.31843575419">
            <text:p>67,32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91.4893617021271">
            <text:p>91,49</text:p>
          </table:table-cell>
          <table:table-cell table:style-name="ce5" office:value-type="float" office:value="1168.90177412592">
            <text:p>1168,90</text:p>
          </table:table-cell>
          <table:table-cell table:style-name="ce5" office:value-type="float" office:value="2.66666666666667">
            <text:p>2,67</text:p>
          </table:table-cell>
          <table:table-cell table:style-name="ce5" office:value-type="float" office:value="67.90273556231">
            <text:p>67,90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2238267148009">
            <text:p>54,22</text:p>
          </table:table-cell>
          <table:table-cell table:style-name="ce5" office:value-type="float" office:value="3154.41288784604">
            <text:p>3154,41</text:p>
          </table:table-cell>
          <table:table-cell table:style-name="ce5" office:value-type="float" office:value="10.6100795755968">
            <text:p>10,61</text:p>
          </table:table-cell>
          <table:table-cell table:style-name="ce5" office:value-type="float" office:value="0.331707317073171">
            <text:p>0,33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42.4893917963223">
            <text:p>42,49</text:p>
          </table:table-cell>
          <table:table-cell table:style-name="ce5" office:value-type="float" office:value="5411.19094449118">
            <text:p>5411,19</text:p>
          </table:table-cell>
          <table:table-cell table:style-name="ce5" office:value-type="float" office:value="9.34579439252337">
            <text:p>9,35</text:p>
          </table:table-cell>
          <table:table-cell table:style-name="ce5" office:value-type="float" office:value="31.5738562091503">
            <text:p>31,57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33.3555555555559">
            <text:p>33,36</text:p>
          </table:table-cell>
          <table:table-cell table:style-name="ce5" office:value-type="float" office:value="5549.82321872795">
            <text:p>5549,82</text:p>
          </table:table-cell>
          <table:table-cell table:style-name="ce5" office:value-type="float" office:value="8.79120879120879">
            <text:p>8,79</text:p>
          </table:table-cell>
          <table:table-cell table:style-name="ce5" office:value-type="float" office:value="10.9822222222222">
            <text:p>10,98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6.2643678160914">
            <text:p>86,26</text:p>
          </table:table-cell>
          <table:table-cell table:style-name="ce6" office:value-type="float" office:value="1312.84872066494">
            <text:p>1312,85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50862068965517">
            <text:p>1,51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2.5083333333333">
            <text:p>12,51</text:p>
          </table:table-cell>
          <table:table-cell/>
          <table:covered-table-cell table:style-name="ce16"/>
          <table:table-cell table:style-name="ce6" office:value-type="float" office:value="84.0782122905022">
            <text:p>84,08</text:p>
          </table:table-cell>
          <table:table-cell table:style-name="ce6" office:value-type="float" office:value="1412.49178901176">
            <text:p>1412,49</text:p>
          </table:table-cell>
          <table:table-cell table:style-name="ce6" office:value-type="float" office:value="6.70391061452514">
            <text:p>6,70</text:p>
          </table:table-cell>
          <table:table-cell table:style-name="ce6" office:value-type="float" office:value="67.31843575419">
            <text:p>67,32</text:p>
          </table:table-cell>
          <table:table-cell table:style-name="ce8" office:value-type="string">
            <text:p>Best(bestR)</text:p>
          </table:table-cell>
          <table:table-cell table:style-name="ce22" table:formula="of:=[.J14]/[.L14]" office:value-type="float" office:value="12.5416666666666">
            <text:p>12,54</text:p>
          </table:table-cell>
          <table:covered-table-cell table:style-name="ce16"/>
          <table:table-cell table:style-name="ce6" office:value-type="float" office:value="91.4893617021271">
            <text:p>91,49</text:p>
          </table:table-cell>
          <table:table-cell table:style-name="ce6" office:value-type="float" office:value="1168.90177412592">
            <text:p>1168,90</text:p>
          </table:table-cell>
          <table:table-cell table:style-name="ce6" office:value-type="float" office:value="7.29483282674772">
            <text:p>7,29</text:p>
          </table:table-cell>
          <table:table-cell table:style-name="ce6" office:value-type="float" office:value="67.90273556231">
            <text:p>67,90</text:p>
          </table:table-cell>
          <table:table-cell table:style-name="ce8" office:value-type="string">
            <text:p>Best(bestR)</text:p>
          </table:table-cell>
          <table:table-cell table:style-name="ce25" table:formula="of:=[.Q14]/[.S14]" office:value-type="float" office:value="12.5416666666666">
            <text:p>12,54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2,1,-1)</text:p>
          </table:table-cell>
          <table:table-cell table:style-name="ce5" office:value-type="float" office:value="77.4531322960082">
            <text:p>77,45</text:p>
          </table:table-cell>
          <table:table-cell table:style-name="ce5" office:value-type="float" office:value="1710.69957284781">
            <text:p>1710,70</text:p>
          </table:table-cell>
          <table:table-cell table:style-name="ce5" office:value-type="float" office:value="7.44817877928222">
            <text:p>7,45</text:p>
          </table:table-cell>
          <table:table-cell table:style-name="ce5" office:value-type="float" office:value="0.300876579359729">
            <text:p>0,30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10.3989357118348">
            <text:p>10,40</text:p>
          </table:table-cell>
          <table:table-cell/>
          <table:table-cell table:style-name="ce14" office:value-type="string" table:number-columns-spanned="1" table:number-rows-spanned="4">
            <text:p>R3</text:p>
          </table:table-cell>
          <table:table-cell table:style-name="ce4" office:value-type="float" office:value="65.9021759843522">
            <text:p>65,90</text:p>
          </table:table-cell>
          <table:table-cell table:style-name="ce4" office:value-type="float" office:value="2880.92823042412">
            <text:p>2880,93</text:p>
          </table:table-cell>
          <table:table-cell table:style-name="ce4" office:value-type="float" office:value="5.86416916829397">
            <text:p>5,86</text:p>
          </table:table-cell>
          <table:table-cell table:style-name="ce4" office:value-type="float" office:value="56.5839535575593">
            <text:p>56,58</text:p>
          </table:table-cell>
          <table:table-cell table:style-name="ce7" office:value-type="string">
            <text:p>Mean</text:p>
          </table:table-cell>
          <table:table-cell table:style-name="ce13" table:formula="of:=[.J15]/[.L15]" office:value-type="float" office:value="11.2381096269644">
            <text:p>11,24</text:p>
          </table:table-cell>
          <table:table-cell table:style-name="ce14" office:value-type="string" table:number-columns-spanned="1" table:number-rows-spanned="4">
            <text:p>R3,6</text:p>
          </table:table-cell>
          <table:table-cell table:style-name="ce4" office:value-type="float" office:value="68.3251780739879">
            <text:p>68,33</text:p>
          </table:table-cell>
          <table:table-cell table:style-name="ce4" office:value-type="float" office:value="2359.14819470299">
            <text:p>2359,15</text:p>
          </table:table-cell>
          <table:table-cell table:style-name="ce4" office:value-type="float" office:value="6.39242935318094">
            <text:p>6,39</text:p>
          </table:table-cell>
          <table:table-cell table:style-name="ce4" office:value-type="float" office:value="247.085692602639">
            <text:p>247,09</text:p>
          </table:table-cell>
          <table:table-cell table:style-name="ce7" office:value-type="string">
            <text:p>Mean</text:p>
          </table:table-cell>
          <table:table-cell table:style-name="ce10" table:formula="of:=[.Q15]/[.S15]" office:value-type="float" office:value="10.6884525896228">
            <text:p>10,69</text:p>
          </table:table-cell>
        </table:table-row>
        <table:table-row table:style-name="ro1">
          <table:covered-table-cell/>
          <table:table-cell table:style-name="ce5" office:value-type="float" office:value="87.1304347826081">
            <text:p>87,13</text:p>
          </table:table-cell>
          <table:table-cell table:style-name="ce5" office:value-type="float" office:value="1317.77702042646">
            <text:p>1317,78</text:p>
          </table:table-cell>
          <table:table-cell table:style-name="ce5" office:value-type="float" office:value="5.63380281690141">
            <text:p>5,63</text:p>
          </table:table-cell>
          <table:table-cell table:style-name="ce5" office:value-type="float" office:value="0.662983425414365">
            <text:p>0,66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97.48574260036">
            <text:p>1397,49</text:p>
          </table:table-cell>
          <table:table-cell table:style-name="ce5" office:value-type="float" office:value="2.20426157237326">
            <text:p>2,20</text:p>
          </table:table-cell>
          <table:table-cell table:style-name="ce5" office:value-type="float" office:value="77.6404494382023">
            <text:p>77,64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80.6989247311822">
            <text:p>80,70</text:p>
          </table:table-cell>
          <table:table-cell table:style-name="ce5" office:value-type="float" office:value="1508.81362121632">
            <text:p>1508,81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314.818458889237">
            <text:p>314,82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0821161334644">
            <text:p>54,08</text:p>
          </table:table-cell>
          <table:table-cell table:style-name="ce5" office:value-type="float" office:value="2554.55207437612">
            <text:p>2554,55</text:p>
          </table:table-cell>
          <table:table-cell table:style-name="ce5" office:value-type="float" office:value="12.3314138139731">
            <text:p>12,33</text:p>
          </table:table-cell>
          <table:table-cell table:style-name="ce5" office:value-type="float" office:value="-0.0622380066175909">
            <text:p>-0,0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2.0573108008823">
            <text:p>22,06</text:p>
          </table:table-cell>
          <table:table-cell table:style-name="ce5" office:value-type="float" office:value="11027.5050780805">
            <text:p>11027,51</text:p>
          </table:table-cell>
          <table:table-cell table:style-name="ce5" office:value-type="float" office:value="10.4166666666667">
            <text:p>10,42</text:p>
          </table:table-cell>
          <table:table-cell table:style-name="ce5" office:value-type="float" office:value="17.8486200140417">
            <text:p>17,85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1.9377162629753">
            <text:p>51,94</text:p>
          </table:table-cell>
          <table:table-cell table:style-name="ce5" office:value-type="float" office:value="3751.34250966305">
            <text:p>3751,34</text:p>
          </table:table-cell>
          <table:table-cell table:style-name="ce5" office:value-type="float" office:value="10.3359173126615">
            <text:p>10,34</text:p>
          </table:table-cell>
          <table:table-cell table:style-name="ce5" office:value-type="float" office:value="131.327695057855">
            <text:p>131,33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5" office:value-type="float" office:value="82.9834254143641">
            <text:p>82,98</text:p>
          </table:table-cell>
          <table:table-cell table:style-name="ce5" office:value-type="float" office:value="1448.85880445129">
            <text:p>1448,86</text:p>
          </table:table-cell>
          <table:table-cell table:style-name="ce5" office:value-type="float" office:value="6.62983425414365">
            <text:p>6,63</text:p>
          </table:table-cell>
          <table:table-cell table:style-name="ce5" office:value-type="float" office:value="0.662983425414365">
            <text:p>0,66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2.5166666666666">
            <text:p>12,52</text:p>
          </table:table-cell>
          <table:table-cell/>
          <table:covered-table-cell table:style-name="ce16"/>
          <table:table-cell table:style-name="ce6" office:value-type="float" office:value="84.3820224719095">
            <text:p>84,38</text:p>
          </table:table-cell>
          <table:table-cell table:style-name="ce6" office:value-type="float" office:value="1397.48574260036">
            <text:p>1397,49</text:p>
          </table:table-cell>
          <table:table-cell table:style-name="ce6" office:value-type="float" office:value="6.74157303370787">
            <text:p>6,74</text:p>
          </table:table-cell>
          <table:table-cell table:style-name="ce6" office:value-type="float" office:value="77.6404494382023">
            <text:p>77,64</text:p>
          </table:table-cell>
          <table:table-cell table:style-name="ce8" office:value-type="string">
            <text:p>Best(bestR)</text:p>
          </table:table-cell>
          <table:table-cell table:style-name="ce12" table:formula="of:=[.J18]/[.L18]" office:value-type="float" office:value="12.5166666666666">
            <text:p>12,52</text:p>
          </table:table-cell>
          <table:covered-table-cell table:style-name="ce16"/>
          <table:table-cell table:style-name="ce6" office:value-type="float" office:value="80.6989247311822">
            <text:p>80,70</text:p>
          </table:table-cell>
          <table:table-cell table:style-name="ce6" office:value-type="float" office:value="1508.81362121632">
            <text:p>1508,81</text:p>
          </table:table-cell>
          <table:table-cell table:style-name="ce6" office:value-type="float" office:value="6.45161290322581">
            <text:p>6,45</text:p>
          </table:table-cell>
          <table:table-cell table:style-name="ce6" office:value-type="float" office:value="314.818458889237">
            <text:p>314,82</text:p>
          </table:table-cell>
          <table:table-cell table:style-name="ce8" office:value-type="string">
            <text:p>Best(bestR)</text:p>
          </table:table-cell>
          <table:table-cell table:style-name="ce12" table:formula="of:=[.Q18]/[.S18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3,1,-1)</text:p>
          </table:table-cell>
          <table:table-cell table:style-name="ce4" office:value-type="float" office:value="75.3218474183318">
            <text:p>75,32</text:p>
          </table:table-cell>
          <table:table-cell table:style-name="ce4" office:value-type="float" office:value="1823.26051990512">
            <text:p>1823,26</text:p>
          </table:table-cell>
          <table:table-cell table:style-name="ce4" office:value-type="float" office:value="7.38401489722261">
            <text:p>7,38</text:p>
          </table:table-cell>
          <table:table-cell table:style-name="ce4" office:value-type="float" office:value="0.194411606836179">
            <text:p>0,19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2006629816881">
            <text:p>10,20</text:p>
          </table:table-cell>
          <table:table-cell/>
          <table:table-cell table:style-name="ce14" office:value-type="string" table:number-columns-spanned="1" table:number-rows-spanned="4">
            <text:p>R4</text:p>
          </table:table-cell>
          <table:table-cell table:style-name="ce4" office:value-type="float" office:value="61.5371886580219">
            <text:p>61,54</text:p>
          </table:table-cell>
          <table:table-cell table:style-name="ce4" office:value-type="float" office:value="3098.4859327902">
            <text:p>3098,49</text:p>
          </table:table-cell>
          <table:table-cell table:style-name="ce4" office:value-type="float" office:value="5.69582738003865">
            <text:p>5,70</text:p>
          </table:table-cell>
          <table:table-cell table:style-name="ce4" office:value-type="float" office:value="35.9839772127387">
            <text:p>35,98</text:p>
          </table:table-cell>
          <table:table-cell table:style-name="ce7" office:value-type="string">
            <text:p>Mean</text:p>
          </table:table-cell>
          <table:table-cell table:style-name="ce13" table:formula="of:=[.J19]/[.L19]" office:value-type="float" office:value="10.8039068869402">
            <text:p>10,80</text:p>
          </table:table-cell>
          <table:table-cell table:style-name="ce14" office:value-type="string" table:number-columns-spanned="1" table:number-rows-spanned="4">
            <text:p>R4,6</text:p>
          </table:table-cell>
          <table:table-cell table:style-name="ce4" office:value-type="float" office:value="68.1859424038478">
            <text:p>68,19</text:p>
          </table:table-cell>
          <table:table-cell table:style-name="ce4" office:value-type="float" office:value="2562.57959583876">
            <text:p>2562,58</text:p>
          </table:table-cell>
          <table:table-cell table:style-name="ce4" office:value-type="float" office:value="6.88605501420434">
            <text:p>6,89</text:p>
          </table:table-cell>
          <table:table-cell table:style-name="ce4" office:value-type="float" office:value="228.880080683363">
            <text:p>228,88</text:p>
          </table:table-cell>
          <table:table-cell table:style-name="ce7" office:value-type="string">
            <text:p>Mean</text:p>
          </table:table-cell>
          <table:table-cell table:style-name="ce10" table:formula="of:=[.Q19]/[.S19]" office:value-type="float" office:value="9.90203276958955">
            <text:p>9,90</text:p>
          </table:table-cell>
        </table:table-row>
        <table:table-row table:style-name="ro1">
          <table:covered-table-cell/>
          <table:table-cell table:style-name="ce5" office:value-type="float" office:value="85.0424929178465">
            <text:p>85,04</text:p>
          </table:table-cell>
          <table:table-cell table:style-name="ce5" office:value-type="float" office:value="1318.05951802711">
            <text:p>1318,06</text:p>
          </table:table-cell>
          <table:table-cell table:style-name="ce5" office:value-type="float" office:value="4.46096654275093">
            <text:p>4,46</text:p>
          </table:table-cell>
          <table:table-cell table:style-name="ce5" office:value-type="float" office:value="0.521978021978022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6.6282420749274">
            <text:p>86,63</text:p>
          </table:table-cell>
          <table:table-cell table:style-name="ce5" office:value-type="float" office:value="1315.24197331102">
            <text:p>1315,24</text:p>
          </table:table-cell>
          <table:table-cell table:style-name="ce5" office:value-type="float" office:value="2.22222222222222">
            <text:p>2,22</text:p>
          </table:table-cell>
          <table:table-cell table:style-name="ce5" office:value-type="float" office:value="55.5043227665706">
            <text:p>55,50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6387434554968">
            <text:p>78,64</text:p>
          </table:table-cell>
          <table:table-cell table:style-name="ce5" office:value-type="float" office:value="1817.55337638362">
            <text:p>1817,55</text:p>
          </table:table-cell>
          <table:table-cell table:style-name="ce5" office:value-type="float" office:value="4.80961923847695">
            <text:p>4,81</text:p>
          </table:table-cell>
          <table:table-cell table:style-name="ce5" office:value-type="float" office:value="301.059968835395">
            <text:p>301,0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3.4625740437561">
            <text:p>53,46</text:p>
          </table:table-cell>
          <table:table-cell table:style-name="ce5" office:value-type="float" office:value="3095.59728114328">
            <text:p>3095,60</text:p>
          </table:table-cell>
          <table:table-cell table:style-name="ce5" office:value-type="float" office:value="9.38967136150235">
            <text:p>9,39</text:p>
          </table:table-cell>
          <table:table-cell table:style-name="ce5" office:value-type="float" office:value="-0.16195862512399">
            <text:p>-0,1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6.9479353680436">
            <text:p>26,95</text:p>
          </table:table-cell>
          <table:table-cell table:style-name="ce5" office:value-type="float" office:value="7799.18939606831">
            <text:p>7799,19</text:p>
          </table:table-cell>
          <table:table-cell table:style-name="ce5" office:value-type="float" office:value="10.840108401084">
            <text:p>10,84</text:p>
          </table:table-cell>
          <table:table-cell table:style-name="ce5" office:value-type="float" office:value="3.03411131059246">
            <text:p>3,03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60.2004008016027">
            <text:p>60,20</text:p>
          </table:table-cell>
          <table:table-cell table:style-name="ce5" office:value-type="float" office:value="3877.31199118465">
            <text:p>3877,31</text:p>
          </table:table-cell>
          <table:table-cell table:style-name="ce5" office:value-type="float" office:value="9.50118764845606">
            <text:p>9,50</text:p>
          </table:table-cell>
          <table:table-cell table:style-name="ce5" office:value-type="float" office:value="170.288092349007">
            <text:p>170,29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2.6373626373621">
            <text:p>82,64</text:p>
          </table:table-cell>
          <table:table-cell table:style-name="ce6" office:value-type="float" office:value="1535.4106195083">
            <text:p>1535,41</text:p>
          </table:table-cell>
          <table:table-cell table:style-name="ce6" office:value-type="float" office:value="8.24175824175824">
            <text:p>8,24</text:p>
          </table:table-cell>
          <table:table-cell table:style-name="ce6" office:value-type="float" office:value="0.521978021978022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0266666666666">
            <text:p>10,03</text:p>
          </table:table-cell>
          <table:table-cell/>
          <table:covered-table-cell table:style-name="ce16"/>
          <table:table-cell table:style-name="ce6" office:value-type="float" office:value="86.6282420749274">
            <text:p>86,63</text:p>
          </table:table-cell>
          <table:table-cell table:style-name="ce6" office:value-type="float" office:value="1315.24197331102">
            <text:p>1315,24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55.5043227665706">
            <text:p>55,50</text:p>
          </table:table-cell>
          <table:table-cell table:style-name="ce8" office:value-type="string">
            <text:p>Best(bestR)</text:p>
          </table:table-cell>
          <table:table-cell table:style-name="ce12" table:formula="of:=[.J22]/[.L22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6387434554968">
            <text:p>78,64</text:p>
          </table:table-cell>
          <table:table-cell table:style-name="ce6" office:value-type="float" office:value="1817.55337638362">
            <text:p>1817,55</text:p>
          </table:table-cell>
          <table:table-cell table:style-name="ce6" office:value-type="float" office:value="7.85340314136126">
            <text:p>7,85</text:p>
          </table:table-cell>
          <table:table-cell table:style-name="ce6" office:value-type="float" office:value="301.059968835395">
            <text:p>301,06</text:p>
          </table:table-cell>
          <table:table-cell table:style-name="ce8" office:value-type="string">
            <text:p>Best(bestR)</text:p>
          </table:table-cell>
          <table:table-cell table:style-name="ce12" table:formula="of:=[.Q22]/[.S22]" office:value-type="float" office:value="10.0133333333333">
            <text:p>10,0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,-1)</text:p>
          </table:table-cell>
          <table:table-cell table:style-name="ce4" office:value-type="float" office:value="81.3549276573855">
            <text:p>81,35</text:p>
          </table:table-cell>
          <table:table-cell table:style-name="ce4" office:value-type="float" office:value="1514.85774569199">
            <text:p>1514,86</text:p>
          </table:table-cell>
          <table:table-cell table:style-name="ce4" office:value-type="float" office:value="7.31788297075859">
            <text:p>7,32</text:p>
          </table:table-cell>
          <table:table-cell table:style-name="ce4" office:value-type="float" office:value="0.317273988836074">
            <text:p>0,32</text:p>
          </table:table-cell>
          <table:table-cell table:style-name="ce7" office:value-type="string">
            <text:p>Mean</text:p>
          </table:table-cell>
          <table:table-cell table:style-name="ce10" table:formula="of:=[.B23]/[.D23]" office:value-type="float" office:value="11.1172764011765">
            <text:p>11,12</text:p>
          </table:table-cell>
          <table:table-cell/>
          <table:table-cell table:style-name="ce14" office:value-type="string" table:number-columns-spanned="1" table:number-rows-spanned="4">
            <text:p>R5_v²</text:p>
          </table:table-cell>
          <table:table-cell table:style-name="ce5" office:value-type="float" office:value="63.7310489531327">
            <text:p>63,73</text:p>
          </table:table-cell>
          <table:table-cell table:style-name="ce5" office:value-type="float" office:value="2896.91950112454">
            <text:p>2896,92</text:p>
          </table:table-cell>
          <table:table-cell table:style-name="ce5" office:value-type="float" office:value="6.88401486552537">
            <text:p>6,88</text:p>
          </table:table-cell>
          <table:table-cell table:style-name="ce5" office:value-type="float" office:value="0.00950302526473915">
            <text:p>0,01</text:p>
          </table:table-cell>
          <table:table-cell table:style-name="ce7" office:value-type="string">
            <text:p>Mean</text:p>
          </table:table-cell>
          <table:table-cell table:style-name="ce23" table:formula="of:=[.J23]/[.L23]" office:value-type="float" office:value="9.25783139607862">
            <text:p>9,26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8.934911242603">
            <text:p>88,93</text:p>
          </table:table-cell>
          <table:table-cell table:style-name="ce5" office:value-type="float" office:value="1205.56405074126">
            <text:p>1205,56</text:p>
          </table:table-cell>
          <table:table-cell table:style-name="ce5" office:value-type="float" office:value="5.8968058968059">
            <text:p>5,90</text:p>
          </table:table-cell>
          <table:table-cell table:style-name="ce5" office:value-type="float" office:value="0.603550295857988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3977272727267">
            <text:p>85,40</text:p>
          </table:table-cell>
          <table:table-cell table:style-name="ce5" office:value-type="float" office:value="1479.16448355694">
            <text:p>1479,16</text:p>
          </table:table-cell>
          <table:table-cell table:style-name="ce5" office:value-type="float" office:value="4.26287744227354">
            <text:p>4,26</text:p>
          </table:table-cell>
          <table:table-cell table:style-name="ce5" office:value-type="float" office:value="0.359751344331064">
            <text:p>0,36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71.789976133651">
            <text:p>71,79</text:p>
          </table:table-cell>
          <table:table-cell table:style-name="ce5" office:value-type="float" office:value="2099.99208739486">
            <text:p>2099,99</text:p>
          </table:table-cell>
          <table:table-cell table:style-name="ce5" office:value-type="float" office:value="9.59232613908873">
            <text:p>9,59</text:p>
          </table:table-cell>
          <table:table-cell table:style-name="ce5" office:value-type="float" office:value="-0.0717334579740098">
            <text:p>-0,0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4.8358208955221">
            <text:p>44,84</text:p>
          </table:table-cell>
          <table:table-cell table:style-name="ce5" office:value-type="float" office:value="5569.06327759409">
            <text:p>5569,06</text:p>
          </table:table-cell>
          <table:table-cell table:style-name="ce5" office:value-type="float" office:value="12.3203285420945">
            <text:p>12,32</text:p>
          </table:table-cell>
          <table:table-cell table:style-name="ce5" office:value-type="float" office:value="-0.893840323622082">
            <text:p>-0,89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8.934911242603">
            <text:p>88,93</text:p>
          </table:table-cell>
          <table:table-cell table:style-name="ce6" office:value-type="float" office:value="1211.37702042646">
            <text:p>1211,38</text:p>
          </table:table-cell>
          <table:table-cell table:style-name="ce6" office:value-type="float" office:value="7.10059171597633">
            <text:p>7,10</text:p>
          </table:table-cell>
          <table:table-cell table:style-name="ce6" office:value-type="float" office:value="0.603550295857988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26]/[.D26]" office:value-type="float" office:value="12.5249999999999">
            <text:p>12,53</text:p>
          </table:table-cell>
          <table:table-cell/>
          <table:covered-table-cell table:style-name="ce18"/>
          <table:table-cell table:style-name="ce5" office:value-type="float" office:value="81.9618528610349">
            <text:p>81,96</text:p>
          </table:table-cell>
          <table:table-cell table:style-name="ce5" office:value-type="float" office:value="1486.38225534996">
            <text:p>1486,38</text:p>
          </table:table-cell>
          <table:table-cell table:style-name="ce5" office:value-type="float" office:value="6.53950953678474">
            <text:p>6,54</text:p>
          </table:table-cell>
          <table:table-cell table:style-name="ce5" office:value-type="float" office:value="0.359751344331064">
            <text:p>0,36</text:p>
          </table:table-cell>
          <table:table-cell table:style-name="ce8" office:value-type="string">
            <text:p>Best(bestR)</text:p>
          </table:table-cell>
          <table:table-cell table:style-name="ce24" table:formula="of:=[.J26]/[.L26]" office:value-type="float" office:value="12.5333333333333">
            <text:p>12,53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r&gt;,v/vmax,-1)</text:p>
          </table:table-cell>
          <table:table-cell table:style-name="ce4" office:value-type="float" office:value="78.9605930709682">
            <text:p>78,96</text:p>
          </table:table-cell>
          <table:table-cell table:style-name="ce4" office:value-type="float" office:value="1541.00539658432">
            <text:p>1541,01</text:p>
          </table:table-cell>
          <table:table-cell table:style-name="ce4" office:value-type="float" office:value="7.09321024260919">
            <text:p>7,09</text:p>
          </table:table-cell>
          <table:table-cell table:style-name="ce4" office:value-type="float" office:value="0.207332403842487">
            <text:p>0,21</text:p>
          </table:table-cell>
          <table:table-cell table:style-name="ce7" office:value-type="string">
            <text:p>Mean</text:p>
          </table:table-cell>
          <table:table-cell table:style-name="ce10" table:formula="of:=[.B27]/[.D27]" office:value-type="float" office:value="11.1318557282637">
            <text:p>11,13</text:p>
          </table:table-cell>
          <table:table-cell/>
          <table:table-cell table:style-name="ce14" office:value-type="string" table:number-columns-spanned="1" table:number-rows-spanned="4">
            <text:p>R5</text:p>
          </table:table-cell>
          <table:table-cell table:style-name="ce4" office:value-type="float" office:value="68.2308610113933">
            <text:p>68,23</text:p>
          </table:table-cell>
          <table:table-cell table:style-name="ce4" office:value-type="float" office:value="2465.12573260958">
            <text:p>2465,13</text:p>
          </table:table-cell>
          <table:table-cell table:style-name="ce4" office:value-type="float" office:value="6.88234452379512">
            <text:p>6,88</text:p>
          </table:table-cell>
          <table:table-cell table:style-name="ce4" office:value-type="float" office:value="-0.0637005025244464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J27]/[.L27]" office:value-type="float" office:value="9.91389791305723">
            <text:p>9,91</text:p>
          </table:table-cell>
          <table:table-cell table:style-name="ce14" office:value-type="string" table:number-columns-spanned="1" table:number-rows-spanned="4">
            <text:p>R5,r&gt;</text:p>
          </table:table-cell>
          <table:table-cell table:style-name="ce4" office:value-type="float" office:value="67.8097080394426">
            <text:p>67,81</text:p>
          </table:table-cell>
          <table:table-cell table:style-name="ce4" office:value-type="float" office:value="2344.30626197366">
            <text:p>2344,31</text:p>
          </table:table-cell>
          <table:table-cell table:style-name="ce4" office:value-type="float" office:value="5.75979062592632">
            <text:p>5,76</text:p>
          </table:table-cell>
          <table:table-cell table:style-name="ce4" office:value-type="float" office:value="0.211350799374034">
            <text:p>0,21</text:p>
          </table:table-cell>
          <table:table-cell table:style-name="ce7" office:value-type="string">
            <text:p>Mean</text:p>
          </table:table-cell>
          <table:table-cell table:style-name="ce13" table:formula="of:=[.Q27]/[.S27]" office:value-type="float" office:value="11.772946699523">
            <text:p>11,77</text:p>
          </table:table-cell>
        </table:table-row>
        <table:table-row table:style-name="ro1">
          <table:covered-table-cell/>
          <table:table-cell table:style-name="ce5" office:value-type="float" office:value="90.2102102102097">
            <text:p>90,21</text:p>
          </table:table-cell>
          <table:table-cell table:style-name="ce5" office:value-type="float" office:value="1292.68414171072">
            <text:p>1292,68</text:p>
          </table:table-cell>
          <table:table-cell table:style-name="ce5" office:value-type="float" office:value="5.66037735849057">
            <text:p>5,66</text:p>
          </table:table-cell>
          <table:table-cell table:style-name="ce5" office:value-type="float" office:value="0.52393393393393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/>
          <table:table-cell table:style-name="ce5" office:value-type="float" office:value="82.0163487738414">
            <text:p>82,02</text:p>
          </table:table-cell>
          <table:table-cell table:style-name="ce5" office:value-type="float" office:value="1407.63607315984">
            <text:p>1407,64</text:p>
          </table:table-cell>
          <table:table-cell table:style-name="ce5" office:value-type="float" office:value="4.22535211267606">
            <text:p>4,23</text:p>
          </table:table-cell>
          <table:table-cell table:style-name="ce5" office:value-type="float" office:value="0.211292305899954">
            <text:p>0,21</text:p>
          </table:table-cell>
          <table:table-cell table:style-name="ce3" office:value-type="string">
            <text:p>Best</text:p>
          </table:table-cell>
          <table:table-cell table:style-name="ce11"/>
          <table:covered-table-cell/>
          <table:table-cell table:style-name="ce5" office:value-type="float" office:value="82.0218579234967">
            <text:p>82,02</text:p>
          </table:table-cell>
          <table:table-cell table:style-name="ce5" office:value-type="float" office:value="1427.42829960702">
            <text:p>1427,43</text:p>
          </table:table-cell>
          <table:table-cell table:style-name="ce5" office:value-type="float" office:value="3.57568533969011">
            <text:p>3,58</text:p>
          </table:table-cell>
          <table:table-cell table:style-name="ce5" office:value-type="float" office:value="0.336557343086918">
            <text:p>0,34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69.5833333333328">
            <text:p>69,58</text:p>
          </table:table-cell>
          <table:table-cell table:style-name="ce5" office:value-type="float" office:value="2074.15621757967">
            <text:p>2074,16</text:p>
          </table:table-cell>
          <table:table-cell table:style-name="ce5" office:value-type="float" office:value="9.00900900900901">
            <text:p>9,01</text:p>
          </table:table-cell>
          <table:table-cell table:style-name="ce5" office:value-type="float" office:value="-0.00712468193384235">
            <text:p>-0,01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/>
          <table:table-cell table:style-name="ce5" office:value-type="float" office:value="47.7583465818755">
            <text:p>47,76</text:p>
          </table:table-cell>
          <table:table-cell table:style-name="ce5" office:value-type="float" office:value="6825.20860511143">
            <text:p>6825,21</text:p>
          </table:table-cell>
          <table:table-cell table:style-name="ce5" office:value-type="float" office:value="11.1287758346582">
            <text:p>11,13</text:p>
          </table:table-cell>
          <table:table-cell table:style-name="ce5" office:value-type="float" office:value="-0.817015561463444">
            <text:p>-0,82</text:p>
          </table:table-cell>
          <table:table-cell table:style-name="ce3" office:value-type="string">
            <text:p>Worst</text:p>
          </table:table-cell>
          <table:table-cell table:style-name="ce11"/>
          <table:covered-table-cell/>
          <table:table-cell table:style-name="ce5" office:value-type="float" office:value="35.8045292014305">
            <text:p>35,80</text:p>
          </table:table-cell>
          <table:table-cell table:style-name="ce5" office:value-type="float" office:value="4407.59585297706">
            <text:p>4407,60</text:p>
          </table:table-cell>
          <table:table-cell table:style-name="ce5" office:value-type="float" office:value="8.31600831600832">
            <text:p>8,32</text:p>
          </table:table-cell>
          <table:table-cell table:style-name="ce5" office:value-type="float" office:value="0.0475271758882835">
            <text:p>0,05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90.2102102102097">
            <text:p>90,21</text:p>
          </table:table-cell>
          <table:table-cell table:style-name="ce6" office:value-type="float" office:value="1302.30413326165">
            <text:p>1302,30</text:p>
          </table:table-cell>
          <table:table-cell table:style-name="ce6" office:value-type="float" office:value="9.00900900900901">
            <text:p>9,01</text:p>
          </table:table-cell>
          <table:table-cell table:style-name="ce6" office:value-type="float" office:value="0.523933933933934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30]/[.D30]" office:value-type="float" office:value="10.0133333333333">
            <text:p>10,01</text:p>
          </table:table-cell>
          <table:table-cell/>
          <table:covered-table-cell/>
          <table:table-cell table:style-name="ce6" office:value-type="float" office:value="68.3181818181813">
            <text:p>68,32</text:p>
          </table:table-cell>
          <table:table-cell table:style-name="ce6" office:value-type="float" office:value="1781.55713623375">
            <text:p>1781,56</text:p>
          </table:table-cell>
          <table:table-cell table:style-name="ce6" office:value-type="float" office:value="5.45454545454545">
            <text:p>5,45</text:p>
          </table:table-cell>
          <table:table-cell table:style-name="ce6" office:value-type="float" office:value="0.211292305899954">
            <text:p>0,21</text:p>
          </table:table-cell>
          <table:table-cell table:style-name="ce8" office:value-type="string">
            <text:p>Best(bestR)</text:p>
          </table:table-cell>
          <table:table-cell table:style-name="ce12" table:formula="of:=[.J30]/[.L30]" office:value-type="float" office:value="12.5249999999999">
            <text:p>12,53</text:p>
          </table:table-cell>
          <table:covered-table-cell/>
          <table:table-cell table:style-name="ce6" office:value-type="float" office:value="69.9069767441855">
            <text:p>69,91</text:p>
          </table:table-cell>
          <table:table-cell table:style-name="ce6" office:value-type="float" office:value="1556.89713623375">
            <text:p>1556,90</text:p>
          </table:table-cell>
          <table:table-cell table:style-name="ce6" office:value-type="float" office:value="5.58139534883721">
            <text:p>5,58</text:p>
          </table:table-cell>
          <table:table-cell table:style-name="ce6" office:value-type="float" office:value="0.336557343086918">
            <text:p>0,34</text:p>
          </table:table-cell>
          <table:table-cell table:style-name="ce8" office:value-type="string">
            <text:p>Best(bestR)</text:p>
          </table:table-cell>
          <table:table-cell table:style-name="ce12" table:formula="of:=[.Q30]/[.S30]" office:value-type="float" office:value="12.5249999999999">
            <text:p>12,52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+v/vmax,-1)</text:p>
          </table:table-cell>
          <table:table-cell table:style-name="ce4" office:value-type="float" office:value="77.1643319783071">
            <text:p>77,16</text:p>
          </table:table-cell>
          <table:table-cell table:style-name="ce4" office:value-type="float" office:value="1760.45414045861">
            <text:p>1760,45</text:p>
          </table:table-cell>
          <table:table-cell table:style-name="ce4" office:value-type="float" office:value="7.47036842940082">
            <text:p>7,47</text:p>
          </table:table-cell>
          <table:table-cell table:style-name="ce4" office:value-type="float" office:value="0.835466511799176">
            <text:p>0,84</text:p>
          </table:table-cell>
          <table:table-cell table:style-name="ce7" office:value-type="string">
            <text:p>Mean</text:p>
          </table:table-cell>
          <table:table-cell table:style-name="ce10" table:formula="of:=[.B31]/[.D31]" office:value-type="float" office:value="10.3293877280021">
            <text:p>10,33</text:p>
          </table:table-cell>
          <table:table-cell/>
          <table:table-cell table:style-name="ce14" office:value-type="string" table:number-columns-spanned="1" table:number-rows-spanned="4">
            <text:p>R6</text:p>
          </table:table-cell>
          <table:table-cell table:style-name="ce5" office:value-type="float" office:value="67.0559735118441">
            <text:p>67,06</text:p>
          </table:table-cell>
          <table:table-cell table:style-name="ce5" office:value-type="float" office:value="2604.50215646067">
            <text:p>2604,50</text:p>
          </table:table-cell>
          <table:table-cell table:style-name="ce5" office:value-type="float" office:value="5.66246130728007">
            <text:p>5,66</text:p>
          </table:table-cell>
          <table:table-cell table:style-name="ce5" office:value-type="float" office:value="0.662112828557211">
            <text:p>0,66</text:p>
          </table:table-cell>
          <table:table-cell table:style-name="ce7" office:value-type="string">
            <text:p>Mean</text:p>
          </table:table-cell>
          <table:table-cell table:style-name="ce23" table:formula="of:=[.J31]/[.L31]" office:value-type="float" office:value="11.8421954469927">
            <text:p>11,8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92.4307692307687">
            <text:p>92,43</text:p>
          </table:table-cell>
          <table:table-cell table:style-name="ce5" office:value-type="float" office:value="1118.0237401597">
            <text:p>1118,02</text:p>
          </table:table-cell>
          <table:table-cell table:style-name="ce5" office:value-type="float" office:value="5.46448087431694">
            <text:p>5,46</text:p>
          </table:table-cell>
          <table:table-cell table:style-name="ce5" office:value-type="float" office:value="1.4">
            <text:p>1,4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3.92798690671031">
            <text:p>3,93</text:p>
          </table:table-cell>
          <table:table-cell table:style-name="ce5" office:value-type="float" office:value="0.993883242057409">
            <text:p>0,9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54.7176684881598">
            <text:p>54,72</text:p>
          </table:table-cell>
          <table:table-cell table:style-name="ce5" office:value-type="float" office:value="2784.97279013632">
            <text:p>2784,97</text:p>
          </table:table-cell>
          <table:table-cell table:style-name="ce5" office:value-type="float" office:value="10.2040816326531">
            <text:p>10,20</text:p>
          </table:table-cell>
          <table:table-cell table:style-name="ce5" office:value-type="float" office:value="0.269587378640777">
            <text:p>0,2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9.1653027823236">
            <text:p>49,17</text:p>
          </table:table-cell>
          <table:table-cell table:style-name="ce5" office:value-type="float" office:value="4465.4262196908">
            <text:p>4465,43</text:p>
          </table:table-cell>
          <table:table-cell table:style-name="ce5" office:value-type="float" office:value="8.28729281767956">
            <text:p>8,29</text:p>
          </table:table-cell>
          <table:table-cell table:style-name="ce5" office:value-type="float" office:value="0.422606092429714">
            <text:p>0,42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92.4307692307687">
            <text:p>92,43</text:p>
          </table:table-cell>
          <table:table-cell table:style-name="ce6" office:value-type="float" office:value="1118.0237401597">
            <text:p>1118,02</text:p>
          </table:table-cell>
          <table:table-cell table:style-name="ce6" office:value-type="float" office:value="7.38461538461539">
            <text:p>7,38</text:p>
          </table:table-cell>
          <table:table-cell table:style-name="ce6" office:value-type="float" office:value="1.4">
            <text:p>1,40</text:p>
          </table:table-cell>
          <table:table-cell table:style-name="ce8" office:value-type="string">
            <text:p>Best(bestR)</text:p>
          </table:table-cell>
          <table:table-cell table:style-name="ce12" table:formula="of:=[.B34]/[.D34]" office:value-type="float" office:value="12.5166666666666">
            <text:p>12,52</text:p>
          </table:table-cell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6.85714285714286">
            <text:p>6,86</text:p>
          </table:table-cell>
          <table:table-cell table:style-name="ce5" office:value-type="float" office:value="0.993883242057409">
            <text:p>0,99</text:p>
          </table:table-cell>
          <table:table-cell table:style-name="ce8" office:value-type="string">
            <text:p>Best(bestR)</text:p>
          </table:table-cell>
          <table:table-cell table:style-name="ce24" table:formula="of:=[.J34]/[.L34]" office:value-type="float" office:value="12.5333333333332">
            <text:p>12,5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2</text:p>
          </table:table-cell>
          <table:table-cell table:style-name="ce4" office:value-type="float" office:value="63.0270242317171">
            <text:p>63,03</text:p>
          </table:table-cell>
          <table:table-cell table:style-name="ce4" office:value-type="float" office:value="3384.07865199647">
            <text:p>3384,08</text:p>
          </table:table-cell>
          <table:table-cell table:style-name="ce4" office:value-type="float" office:value="5.61302166411556">
            <text:p>5,61</text:p>
          </table:table-cell>
          <table:table-cell table:style-name="ce4" office:value-type="float" office:value="2.45129554040176">
            <text:p>2,45</text:p>
          </table:table-cell>
          <table:table-cell table:style-name="ce7" office:value-type="string">
            <text:p>Mean</text:p>
          </table:table-cell>
          <table:table-cell table:style-name="ce23" table:formula="of:=[.J35]/[.L35]" office:value-type="float" office:value="11.2287156550015">
            <text:p>11,2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6.5706051873193">
            <text:p>86,57</text:p>
          </table:table-cell>
          <table:table-cell table:style-name="ce5" office:value-type="float" office:value="1327.7297837249">
            <text:p>1327,73</text:p>
          </table:table-cell>
          <table:table-cell table:style-name="ce5" office:value-type="float" office:value="2.45649948822927">
            <text:p>2,46</text:p>
          </table:table-cell>
          <table:table-cell table:style-name="ce5" office:value-type="float" office:value="3.18517834553328">
            <text:p>3,1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0.7267144319349">
            <text:p>30,73</text:p>
          </table:table-cell>
          <table:table-cell table:style-name="ce5" office:value-type="float" office:value="6254.81749939675">
            <text:p>6254,82</text:p>
          </table:table-cell>
          <table:table-cell table:style-name="ce5" office:value-type="float" office:value="8.24742268041237">
            <text:p>8,25</text:p>
          </table:table-cell>
          <table:table-cell table:style-name="ce5" office:value-type="float" office:value="1.55881889587338">
            <text:p>1,56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6.5706051873193">
            <text:p>86,57</text:p>
          </table:table-cell>
          <table:table-cell table:style-name="ce6" office:value-type="float" office:value="1327.7297837249">
            <text:p>1327,73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3.18517834553328">
            <text:p>3,19</text:p>
          </table:table-cell>
          <table:table-cell table:style-name="ce8" office:value-type="string">
            <text:p>Best(bestR)</text:p>
          </table:table-cell>
          <table:table-cell table:style-name="ce24" table:formula="of:=[.J38]/[.L38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10</text:p>
          </table:table-cell>
          <table:table-cell table:style-name="ce4" office:value-type="float" office:value="60.7002536468174">
            <text:p>60,70</text:p>
          </table:table-cell>
          <table:table-cell table:style-name="ce4" office:value-type="float" office:value="3844.03711656908">
            <text:p>3844,04</text:p>
          </table:table-cell>
          <table:table-cell table:style-name="ce4" office:value-type="float" office:value="7.08508025051582">
            <text:p>7,09</text:p>
          </table:table-cell>
          <table:table-cell table:style-name="ce4" office:value-type="float" office:value="16.2369763216076">
            <text:p>16,24</text:p>
          </table:table-cell>
          <table:table-cell table:style-name="ce7" office:value-type="string">
            <text:p>Mean</text:p>
          </table:table-cell>
          <table:table-cell table:style-name="ce23" table:formula="of:=[.J39]/[.L39]" office:value-type="float" office:value="8.56733466673129">
            <text:p>8,5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5.771428571428">
            <text:p>85,77</text:p>
          </table:table-cell>
          <table:table-cell table:style-name="ce5" office:value-type="float" office:value="1529.40337760652">
            <text:p>1529,40</text:p>
          </table:table-cell>
          <table:table-cell table:style-name="ce5" office:value-type="float" office:value="4.32276657060519">
            <text:p>4,32</text:p>
          </table:table-cell>
          <table:table-cell table:style-name="ce5" office:value-type="float" office:value="20.1285199922425">
            <text:p>20,13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5.8661887694148">
            <text:p>35,87</text:p>
          </table:table-cell>
          <table:table-cell table:style-name="ce5" office:value-type="float" office:value="10161.9129103464">
            <text:p>10161,91</text:p>
          </table:table-cell>
          <table:table-cell table:style-name="ce5" office:value-type="float" office:value="11.4285714285714">
            <text:p>11,43</text:p>
          </table:table-cell>
          <table:table-cell table:style-name="ce5" office:value-type="float" office:value="11.6676075260427">
            <text:p>11,67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5.771428571428">
            <text:p>85,77</text:p>
          </table:table-cell>
          <table:table-cell table:style-name="ce6" office:value-type="float" office:value="1529.40337760652">
            <text:p>1529,40</text:p>
          </table:table-cell>
          <table:table-cell table:style-name="ce6" office:value-type="float" office:value="11.4285714285714">
            <text:p>11,43</text:p>
          </table:table-cell>
          <table:table-cell table:style-name="ce6" office:value-type="float" office:value="20.1285199922425">
            <text:p>20,13</text:p>
          </table:table-cell>
          <table:table-cell table:style-name="ce8" office:value-type="string">
            <text:p>Best(bestR)</text:p>
          </table:table-cell>
          <table:table-cell table:style-name="ce24" table:formula="of:=[.J42]/[.L42]" office:value-type="float" office:value="7.50499999999997">
            <text:p>7,5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6</text:p>
          </table:table-cell>
          <table:table-cell table:style-name="ce5" office:value-type="float" office:value="69.1529037307757">
            <text:p>69,15</text:p>
          </table:table-cell>
          <table:table-cell table:style-name="ce5" office:value-type="float" office:value="2093.44900193361">
            <text:p>2093,45</text:p>
          </table:table-cell>
          <table:table-cell table:style-name="ce5" office:value-type="float" office:value="5.79660657285521">
            <text:p>5,80</text:p>
          </table:table-cell>
          <table:table-cell table:style-name="ce5" office:value-type="float" office:value="2.0191107085924">
            <text:p>2,02</text:p>
          </table:table-cell>
          <table:table-cell table:style-name="ce7" office:value-type="string">
            <text:p>Mean</text:p>
          </table:table-cell>
          <table:table-cell table:style-name="ce23" table:formula="of:=[.J43]/[.L43]" office:value-type="float" office:value="11.9298943030928">
            <text:p>11,9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1.4092140921404">
            <text:p>81,41</text:p>
          </table:table-cell>
          <table:table-cell table:style-name="ce5" office:value-type="float" office:value="1534.65213466863">
            <text:p>1534,65</text:p>
          </table:table-cell>
          <table:table-cell table:style-name="ce5" office:value-type="float" office:value="4.40366972477064">
            <text:p>4,40</text:p>
          </table:table-cell>
          <table:table-cell table:style-name="ce5" office:value-type="float" office:value="2.48716958491871">
            <text:p>2,4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1192660550454">
            <text:p>55,12</text:p>
          </table:table-cell>
          <table:table-cell table:style-name="ce5" office:value-type="float" office:value="2991.92136900408">
            <text:p>2991,92</text:p>
          </table:table-cell>
          <table:table-cell table:style-name="ce5" office:value-type="float" office:value="7.2992700729927">
            <text:p>7,30</text:p>
          </table:table-cell>
          <table:table-cell table:style-name="ce5" office:value-type="float" office:value="1.43535341077854">
            <text:p>1,44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1.4092140921404">
            <text:p>81,41</text:p>
          </table:table-cell>
          <table:table-cell table:style-name="ce6" office:value-type="float" office:value="1534.65213466863">
            <text:p>1534,65</text:p>
          </table:table-cell>
          <table:table-cell table:style-name="ce6" office:value-type="float" office:value="6.50406504065041">
            <text:p>6,50</text:p>
          </table:table-cell>
          <table:table-cell table:style-name="ce6" office:value-type="float" office:value="2.48716958491871">
            <text:p>2,49</text:p>
          </table:table-cell>
          <table:table-cell table:style-name="ce8" office:value-type="string">
            <text:p>Best(bestR)</text:p>
          </table:table-cell>
          <table:table-cell table:style-name="ce24" table:formula="of:=[.J46]/[.L46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7</text:p>
          </table:table-cell>
          <table:table-cell table:style-name="ce5" office:value-type="float" office:value="71.1148612445831">
            <text:p>71,11</text:p>
          </table:table-cell>
          <table:table-cell table:style-name="ce5" office:value-type="float" office:value="1994.2590109113">
            <text:p>1994,26</text:p>
          </table:table-cell>
          <table:table-cell table:style-name="ce5" office:value-type="float" office:value="6.04074635182608">
            <text:p>6,04</text:p>
          </table:table-cell>
          <table:table-cell table:style-name="ce5" office:value-type="float" office:value="1.50924222322707">
            <text:p>1,51</text:p>
          </table:table-cell>
          <table:table-cell table:style-name="ce7" office:value-type="string">
            <text:p>Mean</text:p>
          </table:table-cell>
          <table:table-cell table:style-name="ce23" table:formula="of:=[.J47]/[.L47]" office:value-type="float" office:value="11.7725289397535">
            <text:p>11,7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3.4444444444439">
            <text:p>83,44</text:p>
          </table:table-cell>
          <table:table-cell table:style-name="ce5" office:value-type="float" office:value="1420.97941995026">
            <text:p>1420,98</text:p>
          </table:table-cell>
          <table:table-cell table:style-name="ce5" office:value-type="float" office:value="4.95867768595041">
            <text:p>4,96</text:p>
          </table:table-cell>
          <table:table-cell table:style-name="ce5" office:value-type="float" office:value="1.86887648511293">
            <text:p>1,87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5268022181141">
            <text:p>55,53</text:p>
          </table:table-cell>
          <table:table-cell table:style-name="ce5" office:value-type="float" office:value="3775.58429848907">
            <text:p>3775,58</text:p>
          </table:table-cell>
          <table:table-cell table:style-name="ce5" office:value-type="float" office:value="6.81818181818182">
            <text:p>6,82</text:p>
          </table:table-cell>
          <table:table-cell table:style-name="ce5" office:value-type="float" office:value="0.950165154480366">
            <text:p>0,95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3.4444444444439">
            <text:p>83,44</text:p>
          </table:table-cell>
          <table:table-cell table:style-name="ce6" office:value-type="float" office:value="1420.97941995026">
            <text:p>1420,98</text:p>
          </table:table-cell>
          <table:table-cell table:style-name="ce6" office:value-type="float" office:value="6.66666666666667">
            <text:p>6,67</text:p>
          </table:table-cell>
          <table:table-cell table:style-name="ce6" office:value-type="float" office:value="1.86887648511293">
            <text:p>1,87</text:p>
          </table:table-cell>
          <table:table-cell table:style-name="ce8" office:value-type="string">
            <text:p>Best(bestR)</text:p>
          </table:table-cell>
          <table:table-cell table:style-name="ce24" table:formula="of:=[.J50]/[.L50]" office:value-type="float" office:value="12.5166666666666">
            <text:p>12,52</text:p>
          </table:table-cell>
          <table:table-cell table:number-columns-repeated="7"/>
        </table:table-row>
        <table:table-row table:style-name="ro1" table:number-rows-repeated="104852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6" table:default-cell-style-name="ce18"/>
        <table:table-column table:style-name="co6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pho_max</text:p>
          </table:table-cell>
          <table:table-cell office:value-type="float" office:value="500">
            <text:p>500</text:p>
          </table:table-cell>
          <table:table-cell table:number-columns-repeated="14"/>
        </table:table-row>
        <table:table-row table:style-name="ro3">
          <table:table-cell table:style-name="Default" office:value-type="string">
            <text:p>v_max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2*[.$B$2]-[.$A5])^([.B$4]/[.$B$1])" office:value-type="float" office:value="-1.30299471386157">
            <text:p>-1,30</text:p>
          </table:table-cell>
          <table:table-cell table:style-name="ce5" table:formula="of:=-1*(2*[.$B$2]-[.$A5])^([.C$4]/[.$B$1])" office:value-type="float" office:value="-2.88250862382977">
            <text:p>-2,88</text:p>
          </table:table-cell>
          <table:table-cell table:style-name="ce5" table:formula="of:=-1*(2*[.$B$2]-[.$A5])^([.D$4]/[.$B$1])" office:value-type="float" office:value="-14.1067359796659">
            <text:p>-14,11</text:p>
          </table:table-cell>
          <table:table-cell table:style-name="ce5" table:formula="of:=-1*(2*[.$B$2]-[.$A5])^([.E$4]/[.$B$1])" office:value-type="float" office:value="-199">
            <text:p>-199,00</text:p>
          </table:table-cell>
          <table:table-cell table:style-name="ce5" table:formula="of:=-1*(2*[.$B$2]-[.$A5])^([.F$4]/[.$B$1])" office:value-type="float" office:value="-2807.24045995351">
            <text:p>-2807,24</text:p>
          </table:table-cell>
          <table:table-cell table:style-name="ce5" table:formula="of:=-1*(2*[.$B$2]-[.$A5])^([.G$4]/[.$B$1])" office:value-type="float" office:value="-39601">
            <text:p>-39601,00</text:p>
          </table:table-cell>
          <table:table-cell table:style-name="ce5" table:formula="of:=-1*(2*[.$B$2]-[.$A5])^([.H$4]/[.$B$1])" office:value-type="float" office:value="-7880599">
            <text:p>-7880599,00</text:p>
          </table:table-cell>
          <table:table-cell table:style-name="ce5" table:formula="of:=-1*(2*[.$B$2]-[.$A5])^([.I$4]/[.$B$1])" office:value-type="float" office:value="-1568239201">
            <text:p>-1568239201,00</text:p>
          </table:table-cell>
          <table:table-cell table:style-name="ce5" table:formula="of:=-1*(2*[.$B$2]-[.$A5])^([.J$4]/[.$B$1])" office:value-type="float" office:value="-62103840598801">
            <text:p>-62103840598801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2*[.$B$2]-[.$A6])^([.B$4]/[.$B$1])" office:value-type="float" office:value="-1.29647344347638">
            <text:p>-1,30</text:p>
          </table:table-cell>
          <table:table-cell table:style-name="ce5" table:formula="of:=-1*(2*[.$B$2]-[.$A6])^([.C$4]/[.$B$1])" office:value-type="float" office:value="-2.82523450049477">
            <text:p>-2,83</text:p>
          </table:table-cell>
          <table:table-cell table:style-name="ce5" table:formula="of:=-1*(2*[.$B$2]-[.$A6])^([.D$4]/[.$B$1])" office:value-type="float" office:value="-13.4164078649987">
            <text:p>-13,42</text:p>
          </table:table-cell>
          <table:table-cell table:style-name="ce5" table:formula="of:=-1*(2*[.$B$2]-[.$A6])^([.E$4]/[.$B$1])" office:value-type="float" office:value="-180">
            <text:p>-180,00</text:p>
          </table:table-cell>
          <table:table-cell table:style-name="ce5" table:formula="of:=-1*(2*[.$B$2]-[.$A6])^([.F$4]/[.$B$1])" office:value-type="float" office:value="-2414.95341569977">
            <text:p>-2414,95</text:p>
          </table:table-cell>
          <table:table-cell table:style-name="ce5" table:formula="of:=-1*(2*[.$B$2]-[.$A6])^([.G$4]/[.$B$1])" office:value-type="float" office:value="-32400">
            <text:p>-32400,00</text:p>
          </table:table-cell>
          <table:table-cell table:style-name="ce5" table:formula="of:=-1*(2*[.$B$2]-[.$A6])^([.H$4]/[.$B$1])" office:value-type="float" office:value="-5832000">
            <text:p>-5832000,00</text:p>
          </table:table-cell>
          <table:table-cell table:style-name="ce5" table:formula="of:=-1*(2*[.$B$2]-[.$A6])^([.I$4]/[.$B$1])" office:value-type="float" office:value="-1049760000">
            <text:p>-1049760000,00</text:p>
          </table:table-cell>
          <table:table-cell table:style-name="ce5" table:formula="of:=-1*(2*[.$B$2]-[.$A6])^([.J$4]/[.$B$1])" office:value-type="float" office:value="-34012224000000">
            <text:p>-3401222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2*[.$B$2]-[.$A7])^([.B$4]/[.$B$1])" office:value-type="float" office:value="-1.28886075273298">
            <text:p>-1,29</text:p>
          </table:table-cell>
          <table:table-cell table:style-name="ce5" table:formula="of:=-1*(2*[.$B$2]-[.$A7])^([.C$4]/[.$B$1])" office:value-type="float" office:value="-2.75945932292243">
            <text:p>-2,76</text:p>
          </table:table-cell>
          <table:table-cell table:style-name="ce5" table:formula="of:=-1*(2*[.$B$2]-[.$A7])^([.D$4]/[.$B$1])" office:value-type="float" office:value="-12.6491106406735">
            <text:p>-12,65</text:p>
          </table:table-cell>
          <table:table-cell table:style-name="ce5" table:formula="of:=-1*(2*[.$B$2]-[.$A7])^([.E$4]/[.$B$1])" office:value-type="float" office:value="-160">
            <text:p>-160,00</text:p>
          </table:table-cell>
          <table:table-cell table:style-name="ce5" table:formula="of:=-1*(2*[.$B$2]-[.$A7])^([.F$4]/[.$B$1])" office:value-type="float" office:value="-2023.85770250776">
            <text:p>-2023,86</text:p>
          </table:table-cell>
          <table:table-cell table:style-name="ce5" table:formula="of:=-1*(2*[.$B$2]-[.$A7])^([.G$4]/[.$B$1])" office:value-type="float" office:value="-25600">
            <text:p>-25600,00</text:p>
          </table:table-cell>
          <table:table-cell table:style-name="ce5" table:formula="of:=-1*(2*[.$B$2]-[.$A7])^([.H$4]/[.$B$1])" office:value-type="float" office:value="-4096000">
            <text:p>-4096000,00</text:p>
          </table:table-cell>
          <table:table-cell table:style-name="ce5" table:formula="of:=-1*(2*[.$B$2]-[.$A7])^([.I$4]/[.$B$1])" office:value-type="float" office:value="-655360000">
            <text:p>-655360000,00</text:p>
          </table:table-cell>
          <table:table-cell table:style-name="ce5" table:formula="of:=-1*(2*[.$B$2]-[.$A7])^([.J$4]/[.$B$1])" office:value-type="float" office:value="-16777216000000">
            <text:p>-1677721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2*[.$B$2]-[.$A8])^([.B$4]/[.$B$1])" office:value-type="float" office:value="-1.28028424685101">
            <text:p>-1,28</text:p>
          </table:table-cell>
          <table:table-cell table:style-name="ce5" table:formula="of:=-1*(2*[.$B$2]-[.$A8])^([.C$4]/[.$B$1])" office:value-type="float" office:value="-2.68673978978566">
            <text:p>-2,69</text:p>
          </table:table-cell>
          <table:table-cell table:style-name="ce5" table:formula="of:=-1*(2*[.$B$2]-[.$A8])^([.D$4]/[.$B$1])" office:value-type="float" office:value="-11.8321595661992">
            <text:p>-11,83</text:p>
          </table:table-cell>
          <table:table-cell table:style-name="ce5" table:formula="of:=-1*(2*[.$B$2]-[.$A8])^([.E$4]/[.$B$1])" office:value-type="float" office:value="-140">
            <text:p>-140,00</text:p>
          </table:table-cell>
          <table:table-cell table:style-name="ce5" table:formula="of:=-1*(2*[.$B$2]-[.$A8])^([.F$4]/[.$B$1])" office:value-type="float" office:value="-1656.50233926789">
            <text:p>-1656,50</text:p>
          </table:table-cell>
          <table:table-cell table:style-name="ce5" table:formula="of:=-1*(2*[.$B$2]-[.$A8])^([.G$4]/[.$B$1])" office:value-type="float" office:value="-19600">
            <text:p>-19600,00</text:p>
          </table:table-cell>
          <table:table-cell table:style-name="ce5" table:formula="of:=-1*(2*[.$B$2]-[.$A8])^([.H$4]/[.$B$1])" office:value-type="float" office:value="-2744000">
            <text:p>-2744000,00</text:p>
          </table:table-cell>
          <table:table-cell table:style-name="ce5" table:formula="of:=-1*(2*[.$B$2]-[.$A8])^([.I$4]/[.$B$1])" office:value-type="float" office:value="-384160000">
            <text:p>-384160000,00</text:p>
          </table:table-cell>
          <table:table-cell table:style-name="ce5" table:formula="of:=-1*(2*[.$B$2]-[.$A8])^([.J$4]/[.$B$1])" office:value-type="float" office:value="-7529536000000">
            <text:p>-752953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2*[.$B$2]-[.$A9])^([.B$4]/[.$B$1])" office:value-type="float" office:value="-1.27045434332056">
            <text:p>-1,27</text:p>
          </table:table-cell>
          <table:table-cell table:style-name="ce5" table:formula="of:=-1*(2*[.$B$2]-[.$A9])^([.C$4]/[.$B$1])" office:value-type="float" office:value="-2.60517108469735">
            <text:p>-2,61</text:p>
          </table:table-cell>
          <table:table-cell table:style-name="ce5" table:formula="of:=-1*(2*[.$B$2]-[.$A9])^([.D$4]/[.$B$1])" office:value-type="float" office:value="-10.9544511501033">
            <text:p>-10,95</text:p>
          </table:table-cell>
          <table:table-cell table:style-name="ce5" table:formula="of:=-1*(2*[.$B$2]-[.$A9])^([.E$4]/[.$B$1])" office:value-type="float" office:value="-120">
            <text:p>-120,00</text:p>
          </table:table-cell>
          <table:table-cell table:style-name="ce5" table:formula="of:=-1*(2*[.$B$2]-[.$A9])^([.F$4]/[.$B$1])" office:value-type="float" office:value="-1314.5341380124">
            <text:p>-1314,53</text:p>
          </table:table-cell>
          <table:table-cell table:style-name="ce5" table:formula="of:=-1*(2*[.$B$2]-[.$A9])^([.G$4]/[.$B$1])" office:value-type="float" office:value="-14400">
            <text:p>-14400,00</text:p>
          </table:table-cell>
          <table:table-cell table:style-name="ce5" table:formula="of:=-1*(2*[.$B$2]-[.$A9])^([.H$4]/[.$B$1])" office:value-type="float" office:value="-1728000">
            <text:p>-1728000,00</text:p>
          </table:table-cell>
          <table:table-cell table:style-name="ce5" table:formula="of:=-1*(2*[.$B$2]-[.$A9])^([.I$4]/[.$B$1])" office:value-type="float" office:value="-207360000">
            <text:p>-207360000,00</text:p>
          </table:table-cell>
          <table:table-cell table:style-name="ce5" table:formula="of:=-1*(2*[.$B$2]-[.$A9])^([.J$4]/[.$B$1])" office:value-type="float" office:value="-2985984000000">
            <text:p>-298598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2*[.$B$2]-[.$A10])^([.B$4]/[.$B$1])" office:value-type="float" office:value="-1.25892541179417">
            <text:p>-1,26</text:p>
          </table:table-cell>
          <table:table-cell table:style-name="ce5" table:formula="of:=-1*(2*[.$B$2]-[.$A10])^([.C$4]/[.$B$1])" office:value-type="float" office:value="-2.51188643150958">
            <text:p>-2,51</text:p>
          </table:table-cell>
          <table:table-cell table:style-name="ce5" table:formula="of:=-1*(2*[.$B$2]-[.$A10])^([.D$4]/[.$B$1])" office:value-type="float" office:value="-10">
            <text:p>-10,00</text:p>
          </table:table-cell>
          <table:table-cell table:style-name="ce5" table:formula="of:=-1*(2*[.$B$2]-[.$A10])^([.E$4]/[.$B$1])" office:value-type="float" office:value="-100">
            <text:p>-100,00</text:p>
          </table:table-cell>
          <table:table-cell table:style-name="ce5" table:formula="of:=-1*(2*[.$B$2]-[.$A10])^([.F$4]/[.$B$1])" office:value-type="float" office:value="-1000">
            <text:p>-1000,00</text:p>
          </table:table-cell>
          <table:table-cell table:style-name="ce5" table:formula="of:=-1*(2*[.$B$2]-[.$A10])^([.G$4]/[.$B$1])" office:value-type="float" office:value="-10000">
            <text:p>-10000,00</text:p>
          </table:table-cell>
          <table:table-cell table:style-name="ce5" table:formula="of:=-1*(2*[.$B$2]-[.$A10])^([.H$4]/[.$B$1])" office:value-type="float" office:value="-1000000">
            <text:p>-1000000,00</text:p>
          </table:table-cell>
          <table:table-cell table:style-name="ce5" table:formula="of:=-1*(2*[.$B$2]-[.$A10])^([.I$4]/[.$B$1])" office:value-type="float" office:value="-100000000">
            <text:p>-100000000,00</text:p>
          </table:table-cell>
          <table:table-cell table:style-name="ce5" table:formula="of:=-1*(2*[.$B$2]-[.$A10])^([.J$4]/[.$B$1])" office:value-type="float" office:value="-1000000000000">
            <text:p>-1000000000000,00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p/p_max</text:p>
          </table:table-cell>
          <table:table-cell table:style-name="ce18" table:formula="of:=[.B4]/[.$B$1]" office:value-type="float" office:value="0.05">
            <text:p>0,05</text:p>
          </table:table-cell>
          <table:table-cell table:style-name="ce18" table:formula="of:=[.C4]/[.$B$1]" office:value-type="float" office:value="0.2">
            <text:p>0,2</text:p>
          </table:table-cell>
          <table:table-cell table:style-name="ce18" table:formula="of:=[.D4]/[.$B$1]" office:value-type="float" office:value="0.5">
            <text:p>0,5</text:p>
          </table:table-cell>
          <table:table-cell table:style-name="ce18" table:formula="of:=[.E4]/[.$B$1]" office:value-type="float" office:value="1">
            <text:p>1</text:p>
          </table:table-cell>
          <table:table-cell table:style-name="ce18" table:formula="of:=[.F4]/[.$B$1]" office:value-type="float" office:value="1.5">
            <text:p>1,5</text:p>
          </table:table-cell>
          <table:table-cell table:style-name="ce18" table:formula="of:=[.G4]/[.$B$1]" office:value-type="float" office:value="2">
            <text:p>2</text:p>
          </table:table-cell>
          <table:table-cell table:style-name="ce18" table:formula="of:=[.H4]/[.$B$1]" office:value-type="float" office:value="3">
            <text:p>3</text:p>
          </table:table-cell>
          <table:table-cell table:style-name="ce18" table:formula="of:=[.I4]/[.$B$1]" office:value-type="float" office:value="4">
            <text:p>4</text:p>
          </table:table-cell>
          <table:table-cell table:style-name="ce18" table:formula="of:=[.J4]/[.$B$1]" office:value-type="float" office:value="6">
            <text:p>6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1-p/p_max</text:p>
          </table:table-cell>
          <table:table-cell table:style-name="ce18" table:formula="of:=1-[.B12]" office:value-type="float" office:value="0.95">
            <text:p>0,95</text:p>
          </table:table-cell>
          <table:table-cell table:style-name="ce18" table:formula="of:=1-[.C12]" office:value-type="float" office:value="0.8">
            <text:p>0,8</text:p>
          </table:table-cell>
          <table:table-cell table:style-name="ce18" table:formula="of:=1-[.D12]" office:value-type="float" office:value="0.5">
            <text:p>0,5</text:p>
          </table:table-cell>
          <table:table-cell table:style-name="ce18" table:formula="of:=1-[.E12]" office:value-type="float" office:value="0">
            <text:p>0</text:p>
          </table:table-cell>
          <table:table-cell table:style-name="ce18" table:formula="of:=1-[.F12]" office:value-type="float" office:value="-0.5">
            <text:p>-0,5</text:p>
          </table:table-cell>
          <table:table-cell table:style-name="ce18" table:formula="of:=1-[.G12]" office:value-type="float" office:value="-1">
            <text:p>-1</text:p>
          </table:table-cell>
          <table:table-cell table:style-name="ce18" table:formula="of:=1-[.H12]" office:value-type="float" office:value="-2">
            <text:p>-2</text:p>
          </table:table-cell>
          <table:table-cell table:style-name="ce18" table:formula="of:=1-[.I12]" office:value-type="float" office:value="-3">
            <text:p>-3</text:p>
          </table:table-cell>
          <table:table-cell table:style-name="ce18" table:formula="of:=1-[.J12]" office:value-type="float" office:value="-5">
            <text:p>-5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p/pmax)</text:p>
          </table:table-cell>
          <table:table-cell table:style-name="ce18" table:formula="of:=EXP([.B4]/[.$B$1])" office:value-type="float" office:value="1.05127109637602">
            <text:p>1,0512710964</text:p>
          </table:table-cell>
          <table:table-cell table:style-name="ce18" table:formula="of:=EXP([.C4]/[.$B$1])" office:value-type="float" office:value="1.22140275816017">
            <text:p>1,2214027582</text:p>
          </table:table-cell>
          <table:table-cell table:style-name="ce18" table:formula="of:=EXP([.D4]/[.$B$1])" office:value-type="float" office:value="1.64872127070013">
            <text:p>1,6487212707</text:p>
          </table:table-cell>
          <table:table-cell table:style-name="ce18" table:formula="of:=EXP([.E4]/[.$B$1])" office:value-type="float" office:value="2.71828182845904">
            <text:p>2,7182818285</text:p>
          </table:table-cell>
          <table:table-cell table:style-name="ce18" table:formula="of:=EXP([.F4]/[.$B$1])" office:value-type="float" office:value="4.48168907033806">
            <text:p>4,4816890703</text:p>
          </table:table-cell>
          <table:table-cell table:style-name="ce18" table:formula="of:=EXP([.G4]/[.$B$1])" office:value-type="float" office:value="7.38905609893065">
            <text:p>7,3890560989</text:p>
          </table:table-cell>
          <table:table-cell table:style-name="ce18" table:formula="of:=EXP([.H4]/[.$B$1])" office:value-type="float" office:value="20.0855369231877">
            <text:p>20,0855369232</text:p>
          </table:table-cell>
          <table:table-cell table:style-name="ce18" table:formula="of:=EXP([.I4]/[.$B$1])" office:value-type="float" office:value="54.5981500331442">
            <text:p>54,5981500331</text:p>
          </table:table-cell>
          <table:table-cell table:style-name="ce18" table:formula="of:=EXP([.J4]/[.$B$1])" office:value-type="float" office:value="403.428793492735">
            <text:p>403,4287934927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-p/pmax)</text:p>
          </table:table-cell>
          <table:table-cell table:style-name="ce18" table:formula="of:=EXP(-[.B4]/[.$B$1])" office:value-type="float" office:value="0.951229424500714">
            <text:p>0,9512294245</text:p>
          </table:table-cell>
          <table:table-cell table:style-name="ce18" table:formula="of:=EXP(-[.C4]/[.$B$1])" office:value-type="float" office:value="0.818730753077982">
            <text:p>0,8187307531</text:p>
          </table:table-cell>
          <table:table-cell table:style-name="ce18" table:formula="of:=EXP(-[.D4]/[.$B$1])" office:value-type="float" office:value="0.606530659712633">
            <text:p>0,6065306597</text:p>
          </table:table-cell>
          <table:table-cell table:style-name="ce18" table:formula="of:=EXP(-[.E4]/[.$B$1])" office:value-type="float" office:value="0.367879441171442">
            <text:p>0,3678794412</text:p>
          </table:table-cell>
          <table:table-cell table:style-name="ce18" table:formula="of:=EXP(-[.F4]/[.$B$1])" office:value-type="float" office:value="0.22313016014843">
            <text:p>0,2231301601</text:p>
          </table:table-cell>
          <table:table-cell table:style-name="ce18" table:formula="of:=EXP(-[.G4]/[.$B$1])" office:value-type="float" office:value="0.135335283236613">
            <text:p>0,1353352832</text:p>
          </table:table-cell>
          <table:table-cell table:style-name="ce18" table:formula="of:=EXP(-[.H4]/[.$B$1])" office:value-type="float" office:value="0.049787068367864">
            <text:p>0,0497870684</text:p>
          </table:table-cell>
          <table:table-cell table:style-name="ce18" table:formula="of:=EXP(-[.I4]/[.$B$1])" office:value-type="float" office:value="0.0183156388887342">
            <text:p>0,0183156389</text:p>
          </table:table-cell>
          <table:table-cell table:style-name="ce18" table:formula="of:=EXP(-[.J4]/[.$B$1])" office:value-type="float" office:value="0.00247875217666636">
            <text:p>0,0024787522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/>
          <table:table-cell table:style-name="ce18" office:value-type="string">
            <text:p>1-v/v_max</text:p>
          </table:table-cell>
          <table:table-cell/>
          <table:table-cell table:style-name="ce18" office:value-type="string">
            <text:p>v_max/v</text:p>
          </table:table-cell>
          <table:table-cell table:style-name="ce18" office:value-type="string">
            <text:p>v_max-v</text:p>
          </table:table-cell>
          <table:table-cell table:style-name="ce18" office:value-type="string">
            <text:p>2*v_max-v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(2*[.$B$2]-[.$A18])/[.$B$2])*EXP([.B$17]/[.$B$1])" office:value-type="float" office:value="-2.09202948178829">
            <text:p>-2,09</text:p>
          </table:table-cell>
          <table:table-cell table:style-name="ce5" table:formula="of:=-1*((2*[.$B$2]-[.$A18])/[.$B$2])*EXP([.C$17]/[.$B$1])" office:value-type="float" office:value="-2.43059148873874">
            <text:p>-2,43</text:p>
          </table:table-cell>
          <table:table-cell table:style-name="ce5" table:formula="of:=-1*((2*[.$B$2]-[.$A18])/[.$B$2])*EXP([.D$17]/[.$B$1])" office:value-type="float" office:value="-3.28095532869325">
            <text:p>-3,28</text:p>
          </table:table-cell>
          <table:table-cell table:style-name="ce5" table:formula="of:=-1*((2*[.$B$2]-[.$A18])/[.$B$2])*EXP([.E$17]/[.$B$1])" office:value-type="float" office:value="-5.4093808386335">
            <text:p>-5,41</text:p>
          </table:table-cell>
          <table:table-cell table:style-name="ce5" table:formula="of:=-1*((2*[.$B$2]-[.$A18])/[.$B$2])*EXP([.F$17]/[.$B$1])" office:value-type="float" office:value="-8.91856124997275">
            <text:p>-8,92</text:p>
          </table:table-cell>
          <table:table-cell table:style-name="ce5" table:formula="of:=-1*((2*[.$B$2]-[.$A18])/[.$B$2])*EXP([.G$17]/[.$B$1])" office:value-type="float" office:value="-14.704221636872">
            <text:p>-14,70</text:p>
          </table:table-cell>
          <table:table-cell table:style-name="ce5" table:formula="of:=-1*((2*[.$B$2]-[.$A18])/[.$B$2])*EXP([.H$17]/[.$B$1])" office:value-type="float" office:value="-39.9702184771435">
            <text:p>-39,97</text:p>
          </table:table-cell>
          <table:table-cell table:style-name="ce5" table:formula="of:=-1*((2*[.$B$2]-[.$A18])/[.$B$2])*EXP([.I$17]/[.$B$1])" office:value-type="float" office:value="-108.650318565957">
            <text:p>-108,65</text:p>
          </table:table-cell>
          <table:table-cell table:style-name="ce5" table:formula="of:=-1*((2*[.$B$2]-[.$A18])/[.$B$2])*EXP([.J$17]/[.$B$1])" office:value-type="float" office:value="-802.823299050543">
            <text:p>-802,82</text:p>
          </table:table-cell>
          <table:table-cell/>
          <table:table-cell table:style-name="ce18" table:formula="of:=1-[.A27]" office:value-type="float" office:value="0.99">
            <text:p>0,99</text:p>
          </table:table-cell>
          <table:table-cell/>
          <table:table-cell table:style-name="ce18" table:formula="of:=1/[.A27]" office:value-type="float" office:value="100">
            <text:p>100</text:p>
          </table:table-cell>
          <table:table-cell table:style-name="ce18" table:formula="of:=[.$B$2]-[.$A18]" office:value-type="float" office:value="99">
            <text:p>99</text:p>
          </table:table-cell>
          <table:table-cell table:style-name="ce28" table:formula="of:=2*[.$B$2]-[.$A18]" office:value-type="float" office:value="199">
            <text:p>1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(2*[.$B$2]-[.$A19])/[.$B$2])*EXP([.B$17]/[.$B$1])" office:value-type="float" office:value="-1.89228797347684">
            <text:p>-1,89</text:p>
          </table:table-cell>
          <table:table-cell table:style-name="ce5" table:formula="of:=-1*((2*[.$B$2]-[.$A19])/[.$B$2])*EXP([.C$17]/[.$B$1])" office:value-type="float" office:value="-2.19852496468831">
            <text:p>-2,20</text:p>
          </table:table-cell>
          <table:table-cell table:style-name="ce5" table:formula="of:=-1*((2*[.$B$2]-[.$A19])/[.$B$2])*EXP([.D$17]/[.$B$1])" office:value-type="float" office:value="-2.96769828726023">
            <text:p>-2,97</text:p>
          </table:table-cell>
          <table:table-cell table:style-name="ce5" table:formula="of:=-1*((2*[.$B$2]-[.$A19])/[.$B$2])*EXP([.E$17]/[.$B$1])" office:value-type="float" office:value="-4.89290729122628">
            <text:p>-4,89</text:p>
          </table:table-cell>
          <table:table-cell table:style-name="ce5" table:formula="of:=-1*((2*[.$B$2]-[.$A19])/[.$B$2])*EXP([.F$17]/[.$B$1])" office:value-type="float" office:value="-8.06704032660852">
            <text:p>-8,07</text:p>
          </table:table-cell>
          <table:table-cell table:style-name="ce5" table:formula="of:=-1*((2*[.$B$2]-[.$A19])/[.$B$2])*EXP([.G$17]/[.$B$1])" office:value-type="float" office:value="-13.3003009780752">
            <text:p>-13,30</text:p>
          </table:table-cell>
          <table:table-cell table:style-name="ce5" table:formula="of:=-1*((2*[.$B$2]-[.$A19])/[.$B$2])*EXP([.H$17]/[.$B$1])" office:value-type="float" office:value="-36.1539664617378">
            <text:p>-36,15</text:p>
          </table:table-cell>
          <table:table-cell table:style-name="ce5" table:formula="of:=-1*((2*[.$B$2]-[.$A19])/[.$B$2])*EXP([.I$17]/[.$B$1])" office:value-type="float" office:value="-98.2766700596596">
            <text:p>-98,28</text:p>
          </table:table-cell>
          <table:table-cell table:style-name="ce5" table:formula="of:=-1*((2*[.$B$2]-[.$A19])/[.$B$2])*EXP([.J$17]/[.$B$1])" office:value-type="float" office:value="-726.171828286923">
            <text:p>-726,17</text:p>
          </table:table-cell>
          <table:table-cell/>
          <table:table-cell table:style-name="ce18" table:formula="of:=1-[.A28]" office:value-type="float" office:value="0.8">
            <text:p>0,8</text:p>
          </table:table-cell>
          <table:table-cell/>
          <table:table-cell table:style-name="ce18" table:formula="of:=1/[.A28]" office:value-type="float" office:value="5">
            <text:p>5</text:p>
          </table:table-cell>
          <table:table-cell table:style-name="ce18" table:formula="of:=[.$B$2]-[.$A19]" office:value-type="float" office:value="80">
            <text:p>80</text:p>
          </table:table-cell>
          <table:table-cell table:style-name="ce28" table:formula="of:=2*[.$B$2]-[.$A19]" office:value-type="float" office:value="180">
            <text:p>1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(2*[.$B$2]-[.$A20])/[.$B$2])*EXP([.B$17]/[.$B$1])" office:value-type="float" office:value="-1.68203375420164">
            <text:p>-1,68</text:p>
          </table:table-cell>
          <table:table-cell table:style-name="ce5" table:formula="of:=-1*((2*[.$B$2]-[.$A20])/[.$B$2])*EXP([.C$17]/[.$B$1])" office:value-type="float" office:value="-1.95424441305627">
            <text:p>-1,95</text:p>
          </table:table-cell>
          <table:table-cell table:style-name="ce5" table:formula="of:=-1*((2*[.$B$2]-[.$A20])/[.$B$2])*EXP([.D$17]/[.$B$1])" office:value-type="float" office:value="-2.63795403312021">
            <text:p>-2,64</text:p>
          </table:table-cell>
          <table:table-cell table:style-name="ce5" table:formula="of:=-1*((2*[.$B$2]-[.$A20])/[.$B$2])*EXP([.E$17]/[.$B$1])" office:value-type="float" office:value="-4.34925092553447">
            <text:p>-4,35</text:p>
          </table:table-cell>
          <table:table-cell table:style-name="ce5" table:formula="of:=-1*((2*[.$B$2]-[.$A20])/[.$B$2])*EXP([.F$17]/[.$B$1])" office:value-type="float" office:value="-7.1707025125409">
            <text:p>-7,17</text:p>
          </table:table-cell>
          <table:table-cell table:style-name="ce5" table:formula="of:=-1*((2*[.$B$2]-[.$A20])/[.$B$2])*EXP([.G$17]/[.$B$1])" office:value-type="float" office:value="-11.822489758289">
            <text:p>-11,82</text:p>
          </table:table-cell>
          <table:table-cell table:style-name="ce5" table:formula="of:=-1*((2*[.$B$2]-[.$A20])/[.$B$2])*EXP([.H$17]/[.$B$1])" office:value-type="float" office:value="-32.1368590771003">
            <text:p>-32,14</text:p>
          </table:table-cell>
          <table:table-cell table:style-name="ce5" table:formula="of:=-1*((2*[.$B$2]-[.$A20])/[.$B$2])*EXP([.I$17]/[.$B$1])" office:value-type="float" office:value="-87.3570400530308">
            <text:p>-87,36</text:p>
          </table:table-cell>
          <table:table-cell table:style-name="ce5" table:formula="of:=-1*((2*[.$B$2]-[.$A20])/[.$B$2])*EXP([.J$17]/[.$B$1])" office:value-type="float" office:value="-645.486069588376">
            <text:p>-645,49</text:p>
          </table:table-cell>
          <table:table-cell/>
          <table:table-cell table:style-name="ce18" table:formula="of:=1-[.A29]" office:value-type="float" office:value="0.6">
            <text:p>0,6</text:p>
          </table:table-cell>
          <table:table-cell/>
          <table:table-cell table:style-name="ce18" table:formula="of:=1/[.A29]" office:value-type="float" office:value="2.5">
            <text:p>2,5</text:p>
          </table:table-cell>
          <table:table-cell table:style-name="ce18" table:formula="of:=[.$B$2]-[.$A20]" office:value-type="float" office:value="60">
            <text:p>60</text:p>
          </table:table-cell>
          <table:table-cell table:style-name="ce28" table:formula="of:=2*[.$B$2]-[.$A20]" office:value-type="float" office:value="160">
            <text:p>1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(2*[.$B$2]-[.$A21])/[.$B$2])*EXP([.B$17]/[.$B$1])" office:value-type="float" office:value="-1.47177953492643">
            <text:p>-1,47</text:p>
          </table:table-cell>
          <table:table-cell table:style-name="ce5" table:formula="of:=-1*((2*[.$B$2]-[.$A21])/[.$B$2])*EXP([.C$17]/[.$B$1])" office:value-type="float" office:value="-1.70996386142424">
            <text:p>-1,71</text:p>
          </table:table-cell>
          <table:table-cell table:style-name="ce5" table:formula="of:=-1*((2*[.$B$2]-[.$A21])/[.$B$2])*EXP([.D$17]/[.$B$1])" office:value-type="float" office:value="-2.30820977898018">
            <text:p>-2,31</text:p>
          </table:table-cell>
          <table:table-cell table:style-name="ce5" table:formula="of:=-1*((2*[.$B$2]-[.$A21])/[.$B$2])*EXP([.E$17]/[.$B$1])" office:value-type="float" office:value="-3.80559455984266">
            <text:p>-3,81</text:p>
          </table:table-cell>
          <table:table-cell table:style-name="ce5" table:formula="of:=-1*((2*[.$B$2]-[.$A21])/[.$B$2])*EXP([.F$17]/[.$B$1])" office:value-type="float" office:value="-6.27436469847329">
            <text:p>-6,27</text:p>
          </table:table-cell>
          <table:table-cell table:style-name="ce5" table:formula="of:=-1*((2*[.$B$2]-[.$A21])/[.$B$2])*EXP([.G$17]/[.$B$1])" office:value-type="float" office:value="-10.3446785385029">
            <text:p>-10,34</text:p>
          </table:table-cell>
          <table:table-cell table:style-name="ce5" table:formula="of:=-1*((2*[.$B$2]-[.$A21])/[.$B$2])*EXP([.H$17]/[.$B$1])" office:value-type="float" office:value="-28.1197516924627">
            <text:p>-28,12</text:p>
          </table:table-cell>
          <table:table-cell table:style-name="ce5" table:formula="of:=-1*((2*[.$B$2]-[.$A21])/[.$B$2])*EXP([.I$17]/[.$B$1])" office:value-type="float" office:value="-76.4374100464019">
            <text:p>-76,44</text:p>
          </table:table-cell>
          <table:table-cell table:style-name="ce5" table:formula="of:=-1*((2*[.$B$2]-[.$A21])/[.$B$2])*EXP([.J$17]/[.$B$1])" office:value-type="float" office:value="-564.800310889829">
            <text:p>-564,80</text:p>
          </table:table-cell>
          <table:table-cell/>
          <table:table-cell table:style-name="ce18" table:formula="of:=1-[.A30]" office:value-type="float" office:value="0.4">
            <text:p>0,4</text:p>
          </table:table-cell>
          <table:table-cell/>
          <table:table-cell table:style-name="ce18" table:formula="of:=1/[.A30]" office:value-type="float" office:value="1.66666666666667">
            <text:p>1,6666666667</text:p>
          </table:table-cell>
          <table:table-cell table:style-name="ce18" table:formula="of:=[.$B$2]-[.$A21]" office:value-type="float" office:value="40">
            <text:p>40</text:p>
          </table:table-cell>
          <table:table-cell table:style-name="ce28" table:formula="of:=2*[.$B$2]-[.$A21]" office:value-type="float" office:value="140">
            <text:p>14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(2*[.$B$2]-[.$A22])/[.$B$2])*EXP([.B$17]/[.$B$1])" office:value-type="float" office:value="-1.26152531565123">
            <text:p>-1,26</text:p>
          </table:table-cell>
          <table:table-cell table:style-name="ce5" table:formula="of:=-1*((2*[.$B$2]-[.$A22])/[.$B$2])*EXP([.C$17]/[.$B$1])" office:value-type="float" office:value="-1.4656833097922">
            <text:p>-1,47</text:p>
          </table:table-cell>
          <table:table-cell table:style-name="ce5" table:formula="of:=-1*((2*[.$B$2]-[.$A22])/[.$B$2])*EXP([.D$17]/[.$B$1])" office:value-type="float" office:value="-1.97846552484015">
            <text:p>-1,98</text:p>
          </table:table-cell>
          <table:table-cell table:style-name="ce5" table:formula="of:=-1*((2*[.$B$2]-[.$A22])/[.$B$2])*EXP([.E$17]/[.$B$1])" office:value-type="float" office:value="-3.26193819415085">
            <text:p>-3,26</text:p>
          </table:table-cell>
          <table:table-cell table:style-name="ce5" table:formula="of:=-1*((2*[.$B$2]-[.$A22])/[.$B$2])*EXP([.F$17]/[.$B$1])" office:value-type="float" office:value="-5.37802688440568">
            <text:p>-5,38</text:p>
          </table:table-cell>
          <table:table-cell table:style-name="ce5" table:formula="of:=-1*((2*[.$B$2]-[.$A22])/[.$B$2])*EXP([.G$17]/[.$B$1])" office:value-type="float" office:value="-8.86686731871678">
            <text:p>-8,87</text:p>
          </table:table-cell>
          <table:table-cell table:style-name="ce5" table:formula="of:=-1*((2*[.$B$2]-[.$A22])/[.$B$2])*EXP([.H$17]/[.$B$1])" office:value-type="float" office:value="-24.1026443078252">
            <text:p>-24,10</text:p>
          </table:table-cell>
          <table:table-cell table:style-name="ce5" table:formula="of:=-1*((2*[.$B$2]-[.$A22])/[.$B$2])*EXP([.I$17]/[.$B$1])" office:value-type="float" office:value="-65.5177800397731">
            <text:p>-65,52</text:p>
          </table:table-cell>
          <table:table-cell table:style-name="ce5" table:formula="of:=-1*((2*[.$B$2]-[.$A22])/[.$B$2])*EXP([.J$17]/[.$B$1])" office:value-type="float" office:value="-484.114552191282">
            <text:p>-484,11</text:p>
          </table:table-cell>
          <table:table-cell/>
          <table:table-cell table:style-name="ce18" table:formula="of:=1-[.A31]" office:value-type="float" office:value="0.2">
            <text:p>0,2</text:p>
          </table:table-cell>
          <table:table-cell/>
          <table:table-cell table:style-name="ce18" table:formula="of:=1/[.A31]" office:value-type="float" office:value="1.25">
            <text:p>1,25</text:p>
          </table:table-cell>
          <table:table-cell table:style-name="ce18" table:formula="of:=[.$B$2]-[.$A22]" office:value-type="float" office:value="20">
            <text:p>20</text:p>
          </table:table-cell>
          <table:table-cell table:style-name="ce28" table:formula="of:=2*[.$B$2]-[.$A22]" office:value-type="float" office:value="120">
            <text:p>1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(2*[.$B$2]-[.$A23])/[.$B$2])*EXP([.B$17]/[.$B$1])" office:value-type="float" office:value="-1.05127109637602">
            <text:p>-1,05</text:p>
          </table:table-cell>
          <table:table-cell table:style-name="ce5" table:formula="of:=-1*((2*[.$B$2]-[.$A23])/[.$B$2])*EXP([.C$17]/[.$B$1])" office:value-type="float" office:value="-1.22140275816017">
            <text:p>-1,22</text:p>
          </table:table-cell>
          <table:table-cell table:style-name="ce5" table:formula="of:=-1*((2*[.$B$2]-[.$A23])/[.$B$2])*EXP([.D$17]/[.$B$1])" office:value-type="float" office:value="-1.64872127070013">
            <text:p>-1,65</text:p>
          </table:table-cell>
          <table:table-cell table:style-name="ce5" table:formula="of:=-1*((2*[.$B$2]-[.$A23])/[.$B$2])*EXP([.E$17]/[.$B$1])" office:value-type="float" office:value="-2.71828182845904">
            <text:p>-2,72</text:p>
          </table:table-cell>
          <table:table-cell table:style-name="ce5" table:formula="of:=-1*((2*[.$B$2]-[.$A23])/[.$B$2])*EXP([.F$17]/[.$B$1])" office:value-type="float" office:value="-4.48168907033806">
            <text:p>-4,48</text:p>
          </table:table-cell>
          <table:table-cell table:style-name="ce5" table:formula="of:=-1*((2*[.$B$2]-[.$A23])/[.$B$2])*EXP([.G$17]/[.$B$1])" office:value-type="float" office:value="-7.38905609893065">
            <text:p>-7,39</text:p>
          </table:table-cell>
          <table:table-cell table:style-name="ce5" table:formula="of:=-1*((2*[.$B$2]-[.$A23])/[.$B$2])*EXP([.H$17]/[.$B$1])" office:value-type="float" office:value="-20.0855369231877">
            <text:p>-20,09</text:p>
          </table:table-cell>
          <table:table-cell table:style-name="ce5" table:formula="of:=-1*((2*[.$B$2]-[.$A23])/[.$B$2])*EXP([.I$17]/[.$B$1])" office:value-type="float" office:value="-54.5981500331442">
            <text:p>-54,60</text:p>
          </table:table-cell>
          <table:table-cell table:style-name="ce5" table:formula="of:=-1*((2*[.$B$2]-[.$A23])/[.$B$2])*EXP([.J$17]/[.$B$1])" office:value-type="float" office:value="-403.428793492735">
            <text:p>-403,43</text:p>
          </table:table-cell>
          <table:table-cell/>
          <table:table-cell table:style-name="ce18" table:formula="of:=1-[.A32]" office:value-type="float" office:value="0">
            <text:p>0</text:p>
          </table:table-cell>
          <table:table-cell/>
          <table:table-cell table:style-name="ce18" table:formula="of:=1/[.A32]" office:value-type="float" office:value="1">
            <text:p>1</text:p>
          </table:table-cell>
          <table:table-cell table:style-name="ce18" table:formula="of:=[.$B$2]-[.$A23]" office:value-type="float" office:value="0">
            <text:p>0</text:p>
          </table:table-cell>
          <table:table-cell table:style-name="ce28" table:formula="of:=2*[.$B$2]-[.$A23]" office:value-type="float" office:value="100">
            <text:p>100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ce9"/>
          <table:table-cell table:formula="of:=[.A13]" office:value-type="string" office:string-value="1-p/p_max">
            <text:p>1-p/p_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v/(v_max)</text:p>
          </table:table-cell>
          <table:table-cell table:style-name="ce2" table:formula="of:=[.B13]" office:value-type="float" office:value="0.95">
            <text:p>0,95</text:p>
          </table:table-cell>
          <table:table-cell table:style-name="ce2" table:formula="of:=[.C13]" office:value-type="float" office:value="0.8">
            <text:p>0,8</text:p>
          </table:table-cell>
          <table:table-cell table:style-name="ce2" table:formula="of:=[.D13]" office:value-type="float" office:value="0.5">
            <text:p>0,5</text:p>
          </table:table-cell>
          <table:table-cell table:style-name="ce2" table:formula="of:=[.E13]" office:value-type="float" office:value="0">
            <text:p>0</text:p>
          </table:table-cell>
          <table:table-cell table:style-name="ce2" table:formula="of:=[.F13]" office:value-type="float" office:value="-0.5">
            <text:p>-0,5</text:p>
          </table:table-cell>
          <table:table-cell table:style-name="ce2" table:formula="of:=[.G13]" office:value-type="float" office:value="-1">
            <text:p>-1</text:p>
          </table:table-cell>
          <table:table-cell table:style-name="ce2" table:formula="of:=[.H13]" office:value-type="float" office:value="-2">
            <text:p>-2</text:p>
          </table:table-cell>
          <table:table-cell table:style-name="ce2" table:formula="of:=[.I13]" office:value-type="float" office:value="-3">
            <text:p>-3</text:p>
          </table:table-cell>
          <table:table-cell table:style-name="ce2" table:formula="of:=[.J13]" office:value-type="float" office:value="-5">
            <text:p>-5</text:p>
          </table:table-cell>
          <table:table-cell table:number-columns-repeated="2"/>
          <table:table-cell office:value-type="string">
            <text:p>EXP(v/vmax)</text:p>
          </table:table-cell>
          <table:table-cell table:number-columns-repeated="3"/>
        </table:table-row>
        <table:table-row table:style-name="ro1">
          <table:table-cell table:style-name="ce27" table:formula="of:=[.$A18]/([.$B$2])" office:value-type="float" office:value="0.01">
            <text:p>0,01</text:p>
          </table:table-cell>
          <table:table-cell table:formula="of:=[.$A27]*[.B$26]" office:value-type="float" office:value="0.0095">
            <text:p>0,0095</text:p>
          </table:table-cell>
          <table:table-cell table:formula="of:=[.$A27]*[.C$26]" office:value-type="float" office:value="0.008">
            <text:p>0,008</text:p>
          </table:table-cell>
          <table:table-cell table:formula="of:=[.$A27]*[.D$26]" office:value-type="float" office:value="0.005">
            <text:p>0,005</text:p>
          </table:table-cell>
          <table:table-cell table:formula="of:=[.$A27]*[.E$26]" office:value-type="float" office:value="0">
            <text:p>0</text:p>
          </table:table-cell>
          <table:table-cell table:formula="of:=[.$A27]*[.F$26]" office:value-type="float" office:value="-0.005">
            <text:p>-0,005</text:p>
          </table:table-cell>
          <table:table-cell table:formula="of:=[.$A27]*[.G$26]" office:value-type="float" office:value="-0.01">
            <text:p>-0,01</text:p>
          </table:table-cell>
          <table:table-cell table:formula="of:=[.$A27]*[.H$26]" office:value-type="float" office:value="-0.02">
            <text:p>-0,02</text:p>
          </table:table-cell>
          <table:table-cell table:formula="of:=[.$A27]*[.I$26]" office:value-type="float" office:value="-0.03">
            <text:p>-0,03</text:p>
          </table:table-cell>
          <table:table-cell table:formula="of:=[.$A27]*[.J$26]" office:value-type="float" office:value="-0.05">
            <text:p>-0,05</text:p>
          </table:table-cell>
          <table:table-cell table:number-columns-repeated="2"/>
          <table:table-cell table:formula="of:=EXP([.A27])" office:value-type="float" office:value="1.01005016708417">
            <text:p>1,0100501671</text:p>
          </table:table-cell>
          <table:table-cell table:number-columns-repeated="3"/>
        </table:table-row>
        <table:table-row table:style-name="ro1">
          <table:table-cell table:style-name="ce27" table:formula="of:=[.$A19]/([.$B$2])" office:value-type="float" office:value="0.2">
            <text:p>0,2</text:p>
          </table:table-cell>
          <table:table-cell table:formula="of:=[.$A28]*[.B$26]" office:value-type="float" office:value="0.19">
            <text:p>0,19</text:p>
          </table:table-cell>
          <table:table-cell table:formula="of:=[.$A28]*[.C$26]" office:value-type="float" office:value="0.16">
            <text:p>0,16</text:p>
          </table:table-cell>
          <table:table-cell table:formula="of:=[.$A28]*[.D$26]" office:value-type="float" office:value="0.1">
            <text:p>0,1</text:p>
          </table:table-cell>
          <table:table-cell table:formula="of:=[.$A28]*[.E$26]" office:value-type="float" office:value="0">
            <text:p>0</text:p>
          </table:table-cell>
          <table:table-cell table:formula="of:=[.$A28]*[.F$26]" office:value-type="float" office:value="-0.1">
            <text:p>-0,1</text:p>
          </table:table-cell>
          <table:table-cell table:formula="of:=[.$A28]*[.G$26]" office:value-type="float" office:value="-0.2">
            <text:p>-0,2</text:p>
          </table:table-cell>
          <table:table-cell table:formula="of:=[.$A28]*[.H$26]" office:value-type="float" office:value="-0.4">
            <text:p>-0,4</text:p>
          </table:table-cell>
          <table:table-cell table:formula="of:=[.$A28]*[.I$26]" office:value-type="float" office:value="-0.6">
            <text:p>-0,6</text:p>
          </table:table-cell>
          <table:table-cell table:formula="of:=[.$A28]*[.J$26]" office:value-type="float" office:value="-1">
            <text:p>-1</text:p>
          </table:table-cell>
          <table:table-cell table:number-columns-repeated="2"/>
          <table:table-cell table:formula="of:=EXP([.A28])" office:value-type="float" office:value="1.22140275816017">
            <text:p>1,2214027582</text:p>
          </table:table-cell>
          <table:table-cell table:number-columns-repeated="3"/>
        </table:table-row>
        <table:table-row table:style-name="ro1">
          <table:table-cell table:style-name="ce27" table:formula="of:=[.$A20]/([.$B$2])" office:value-type="float" office:value="0.4">
            <text:p>0,4</text:p>
          </table:table-cell>
          <table:table-cell table:formula="of:=[.$A29]*[.B$26]" office:value-type="float" office:value="0.38">
            <text:p>0,38</text:p>
          </table:table-cell>
          <table:table-cell table:formula="of:=[.$A29]*[.C$26]" office:value-type="float" office:value="0.32">
            <text:p>0,32</text:p>
          </table:table-cell>
          <table:table-cell table:formula="of:=[.$A29]*[.D$26]" office:value-type="float" office:value="0.2">
            <text:p>0,2</text:p>
          </table:table-cell>
          <table:table-cell table:formula="of:=[.$A29]*[.E$26]" office:value-type="float" office:value="0">
            <text:p>0</text:p>
          </table:table-cell>
          <table:table-cell table:formula="of:=[.$A29]*[.F$26]" office:value-type="float" office:value="-0.2">
            <text:p>-0,2</text:p>
          </table:table-cell>
          <table:table-cell table:formula="of:=[.$A29]*[.G$26]" office:value-type="float" office:value="-0.4">
            <text:p>-0,4</text:p>
          </table:table-cell>
          <table:table-cell table:formula="of:=[.$A29]*[.H$26]" office:value-type="float" office:value="-0.8">
            <text:p>-0,8</text:p>
          </table:table-cell>
          <table:table-cell table:formula="of:=[.$A29]*[.I$26]" office:value-type="float" office:value="-1.2">
            <text:p>-1,2</text:p>
          </table:table-cell>
          <table:table-cell table:formula="of:=[.$A29]*[.J$26]" office:value-type="float" office:value="-2">
            <text:p>-2</text:p>
          </table:table-cell>
          <table:table-cell table:number-columns-repeated="2"/>
          <table:table-cell table:formula="of:=EXP([.A29])" office:value-type="float" office:value="1.49182469764127">
            <text:p>1,4918246976</text:p>
          </table:table-cell>
          <table:table-cell table:number-columns-repeated="3"/>
        </table:table-row>
        <table:table-row table:style-name="ro1">
          <table:table-cell table:style-name="ce27" table:formula="of:=[.$A21]/([.$B$2])" office:value-type="float" office:value="0.6">
            <text:p>0,6</text:p>
          </table:table-cell>
          <table:table-cell table:formula="of:=[.$A30]*[.B$26]" office:value-type="float" office:value="0.57">
            <text:p>0,57</text:p>
          </table:table-cell>
          <table:table-cell table:formula="of:=[.$A30]*[.C$26]" office:value-type="float" office:value="0.48">
            <text:p>0,48</text:p>
          </table:table-cell>
          <table:table-cell table:formula="of:=[.$A30]*[.D$26]" office:value-type="float" office:value="0.3">
            <text:p>0,3</text:p>
          </table:table-cell>
          <table:table-cell table:formula="of:=[.$A30]*[.E$26]" office:value-type="float" office:value="0">
            <text:p>0</text:p>
          </table:table-cell>
          <table:table-cell table:formula="of:=[.$A30]*[.F$26]" office:value-type="float" office:value="-0.3">
            <text:p>-0,3</text:p>
          </table:table-cell>
          <table:table-cell table:formula="of:=[.$A30]*[.G$26]" office:value-type="float" office:value="-0.6">
            <text:p>-0,6</text:p>
          </table:table-cell>
          <table:table-cell table:formula="of:=[.$A30]*[.H$26]" office:value-type="float" office:value="-1.2">
            <text:p>-1,2</text:p>
          </table:table-cell>
          <table:table-cell table:formula="of:=[.$A30]*[.I$26]" office:value-type="float" office:value="-1.8">
            <text:p>-1,8</text:p>
          </table:table-cell>
          <table:table-cell table:formula="of:=[.$A30]*[.J$26]" office:value-type="float" office:value="-3">
            <text:p>-3</text:p>
          </table:table-cell>
          <table:table-cell table:number-columns-repeated="2"/>
          <table:table-cell table:formula="of:=EXP([.A30])" office:value-type="float" office:value="1.82211880039051">
            <text:p>1,8221188004</text:p>
          </table:table-cell>
          <table:table-cell table:number-columns-repeated="3"/>
        </table:table-row>
        <table:table-row table:style-name="ro1">
          <table:table-cell table:style-name="ce27" table:formula="of:=[.$A22]/([.$B$2])" office:value-type="float" office:value="0.8">
            <text:p>0,8</text:p>
          </table:table-cell>
          <table:table-cell table:formula="of:=[.$A31]*[.B$26]" office:value-type="float" office:value="0.76">
            <text:p>0,76</text:p>
          </table:table-cell>
          <table:table-cell table:formula="of:=[.$A31]*[.C$26]" office:value-type="float" office:value="0.64">
            <text:p>0,64</text:p>
          </table:table-cell>
          <table:table-cell table:formula="of:=[.$A31]*[.D$26]" office:value-type="float" office:value="0.4">
            <text:p>0,4</text:p>
          </table:table-cell>
          <table:table-cell table:formula="of:=[.$A31]*[.E$26]" office:value-type="float" office:value="0">
            <text:p>0</text:p>
          </table:table-cell>
          <table:table-cell table:formula="of:=[.$A31]*[.F$26]" office:value-type="float" office:value="-0.4">
            <text:p>-0,4</text:p>
          </table:table-cell>
          <table:table-cell table:formula="of:=[.$A31]*[.G$26]" office:value-type="float" office:value="-0.8">
            <text:p>-0,8</text:p>
          </table:table-cell>
          <table:table-cell table:formula="of:=[.$A31]*[.H$26]" office:value-type="float" office:value="-1.6">
            <text:p>-1,6</text:p>
          </table:table-cell>
          <table:table-cell table:formula="of:=[.$A31]*[.I$26]" office:value-type="float" office:value="-2.4">
            <text:p>-2,4</text:p>
          </table:table-cell>
          <table:table-cell table:formula="of:=[.$A31]*[.J$26]" office:value-type="float" office:value="-4">
            <text:p>-4</text:p>
          </table:table-cell>
          <table:table-cell table:number-columns-repeated="2"/>
          <table:table-cell table:formula="of:=EXP([.A31])" office:value-type="float" office:value="2.22554092849247">
            <text:p>2,2255409285</text:p>
          </table:table-cell>
          <table:table-cell table:number-columns-repeated="3"/>
        </table:table-row>
        <table:table-row table:style-name="ro1">
          <table:table-cell table:style-name="ce27" table:formula="of:=[.$A23]/([.$B$2])" office:value-type="float" office:value="1">
            <text:p>1</text:p>
          </table:table-cell>
          <table:table-cell table:formula="of:=[.$A32]*[.B$26]" office:value-type="float" office:value="0.95">
            <text:p>0,95</text:p>
          </table:table-cell>
          <table:table-cell table:formula="of:=[.$A32]*[.C$26]" office:value-type="float" office:value="0.8">
            <text:p>0,8</text:p>
          </table:table-cell>
          <table:table-cell table:formula="of:=[.$A32]*[.D$26]" office:value-type="float" office:value="0.5">
            <text:p>0,5</text:p>
          </table:table-cell>
          <table:table-cell table:formula="of:=[.$A32]*[.E$26]" office:value-type="float" office:value="0">
            <text:p>0</text:p>
          </table:table-cell>
          <table:table-cell table:formula="of:=[.$A32]*[.F$26]" office:value-type="float" office:value="-0.5">
            <text:p>-0,5</text:p>
          </table:table-cell>
          <table:table-cell table:formula="of:=[.$A32]*[.G$26]" office:value-type="float" office:value="-1">
            <text:p>-1</text:p>
          </table:table-cell>
          <table:table-cell table:formula="of:=[.$A32]*[.H$26]" office:value-type="float" office:value="-2">
            <text:p>-2</text:p>
          </table:table-cell>
          <table:table-cell table:formula="of:=[.$A32]*[.I$26]" office:value-type="float" office:value="-3">
            <text:p>-3</text:p>
          </table:table-cell>
          <table:table-cell table:formula="of:=[.$A32]*[.J$26]" office:value-type="float" office:value="-5">
            <text:p>-5</text:p>
          </table:table-cell>
          <table:table-cell table:number-columns-repeated="2"/>
          <table:table-cell table:formula="of:=EXP([.A32])" office:value-type="float" office:value="2.71828182845904">
            <text:p>2,718281828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3" table:style-name="ta1">
        <table:table-column table:style-name="co14" table:default-cell-style-name="ce30"/>
        <table:table-column table:style-name="co6" table:number-columns-repeated="4" table:default-cell-style-name="ce5"/>
        <table:table-column table:style-name="co6" table:default-cell-style-name="ce3"/>
        <table:table-column table:style-name="co6" table:default-cell-style-name="ce11"/>
        <table:table-column table:style-name="co6" table:default-cell-style-name="Default"/>
        <table:table-row table:style-name="ro1">
          <table:table-cell table:style-name="Default" table:number-columns-repeated="7"/>
          <table:table-cell table:style-name="ce3" office:value-type="string">
            <text:p>5 RUNS</text:p>
          </table:table-cell>
        </table:table-row>
        <table:table-row table:style-name="ro1">
          <table:table-cell table:style-name="ce18" office:value-type="string">
            <text:p>Discretized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Default"/>
          <table:table-cell table:style-name="ce9"/>
          <table:table-cell/>
        </table:table-row>
        <table:table-row table:style-name="ro1">
          <table:table-cell table:style-name="ce29" office:value-type="string" table:number-columns-spanned="1" table:number-rows-spanned="4">
            <text:p>gamma y fi [-45 -5 5 45]</text:p>
          </table:table-cell>
          <table:table-cell table:style-name="ce4" office:value-type="float" office:value="70.1562400243565">
            <text:p>70,16</text:p>
          </table:table-cell>
          <table:table-cell table:style-name="ce4" office:value-type="float" office:value="3640.75715754008">
            <text:p>3640,76</text:p>
          </table:table-cell>
          <table:table-cell table:style-name="ce4" office:value-type="float" office:value="37.0052902004912">
            <text:p>37,01</text:p>
          </table:table-cell>
          <table:table-cell table:style-name="ce4" office:value-type="float" office:value="0.229072397130994">
            <text:p>0,23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.89584353059405">
            <text:p>1,90</text:p>
          </table:table-cell>
          <table:table-cell/>
        </table:table-row>
        <table:table-row table:style-name="ro1">
          <table:covered-table-cell/>
          <table:table-cell office:value-type="float" office:value="72.347082725258">
            <text:p>72,35</text:p>
          </table:table-cell>
          <table:table-cell office:value-type="float" office:value="1469.4278822795">
            <text:p>1469,43</text:p>
          </table:table-cell>
          <table:table-cell office:value-type="float" office:value="6.708111231547">
            <text:p>6,71</text:p>
          </table:table-cell>
          <table:table-cell office:value-type="float" office:value="0.842334424463508">
            <text:p>0,84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7.9199260020963">
            <text:p>67,92</text:p>
          </table:table-cell>
          <table:table-cell office:value-type="float" office:value="5237.28916876962">
            <text:p>5237,29</text:p>
          </table:table-cell>
          <table:table-cell office:value-type="float" office:value="49.9277976946353">
            <text:p>49,93</text:p>
          </table:table-cell>
          <table:table-cell office:value-type="float" office:value="-0.0132828422685422">
            <text:p>-0,01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1"/>
          <table:table-cell table:style-name="ce6" office:value-type="float" office:value="71.7626091288">
            <text:p>71,76</text:p>
          </table:table-cell>
          <table:table-cell table:style-name="ce6" office:value-type="float" office:value="1469.4278822795">
            <text:p>1469,43</text:p>
          </table:table-cell>
          <table:table-cell table:style-name="ce6" office:value-type="float" office:value="6.708111231547">
            <text:p>6,71</text:p>
          </table:table-cell>
          <table:table-cell table:style-name="ce6" office:value-type="float" office:value="0.842334424463508">
            <text:p>0,84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0.6978859848528">
            <text:p>10,70</text:p>
          </table:table-cell>
          <table:table-cell/>
        </table:table-row>
        <table:table-row table:style-name="ro1">
          <table:table-cell table:style-name="ce29" office:value-type="string" table:number-columns-spanned="1" table:number-rows-spanned="4">
            <text:p>gamma y fi [-60 -15 0 15 60]</text:p>
          </table:table-cell>
          <table:table-cell table:style-name="ce4" office:value-type="float" office:value="66.5533622916831">
            <text:p>66,55</text:p>
          </table:table-cell>
          <table:table-cell table:style-name="ce4" office:value-type="float" office:value="1679.51467600361">
            <text:p>1679,51</text:p>
          </table:table-cell>
          <table:table-cell table:style-name="ce4" office:value-type="float" office:value="6.32099628784879">
            <text:p>6,32</text:p>
          </table:table-cell>
          <table:table-cell table:style-name="ce4" office:value-type="float" office:value="0.811754990007171">
            <text:p>0,8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10.5289355128435">
            <text:p>10,53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1.6056207405785">
            <text:p>71,61</text:p>
          </table:table-cell>
          <table:table-cell office:value-type="float" office:value="1443.22245027732">
            <text:p>1443,22</text:p>
          </table:table-cell>
          <table:table-cell office:value-type="float" office:value="6.05098341924258">
            <text:p>6,05</text:p>
          </table:table-cell>
          <table:table-cell office:value-type="float" office:value="0.829294081562355">
            <text:p>0,83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20 Episodios</text:p>
          </table:table-cell>
        </table:table-row>
        <table:table-row table:style-name="ro1">
          <table:covered-table-cell/>
          <table:table-cell office:value-type="float" office:value="60.9389563582464">
            <text:p>60,94</text:p>
          </table:table-cell>
          <table:table-cell office:value-type="float" office:value="2014.87051461566">
            <text:p>2014,87</text:p>
          </table:table-cell>
          <table:table-cell office:value-type="float" office:value="6.6492144013519">
            <text:p>6,65</text:p>
          </table:table-cell>
          <table:table-cell office:value-type="float" office:value="0.779177142683045">
            <text:p>0,78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1"/>
          <table:table-cell table:style-name="ce6" office:value-type="float" office:value="67.3583717147281">
            <text:p>67,36</text:p>
          </table:table-cell>
          <table:table-cell table:style-name="ce6" office:value-type="float" office:value="1571.2287720649">
            <text:p>1571,23</text:p>
          </table:table-cell>
          <table:table-cell table:style-name="ce6" office:value-type="float" office:value="6.17728372401118">
            <text:p>6,18</text:p>
          </table:table-cell>
          <table:table-cell table:style-name="ce6" office:value-type="float" office:value="0.829294081562355">
            <text:p>0,83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0.9042055900566">
            <text:p>10,90</text:p>
          </table:table-cell>
          <table:table-cell/>
        </table:table-row>
        <table:table-row table:style-name="ro1">
          <table:table-cell table:style-name="ce29" office:value-type="string" table:number-columns-spanned="1" table:number-rows-spanned="4">
            <text:p>gamma y fi [-15 0 15]</text:p>
          </table:table-cell>
          <table:table-cell table:style-name="ce4" office:value-type="float" office:value="65.2732188638943">
            <text:p>65,27</text:p>
          </table:table-cell>
          <table:table-cell table:style-name="ce4" office:value-type="float" office:value="1757.96622214082">
            <text:p>1757,97</text:p>
          </table:table-cell>
          <table:table-cell table:style-name="ce4" office:value-type="float" office:value="6.96176438154073">
            <text:p>6,96</text:p>
          </table:table-cell>
          <table:table-cell table:style-name="ce4" office:value-type="float" office:value="0.786973772891035">
            <text:p>0,79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9.37595920898553">
            <text:p>9,38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0.186162457972">
            <text:p>70,19</text:p>
          </table:table-cell>
          <table:table-cell office:value-type="float" office:value="1476.70441591028">
            <text:p>1476,70</text:p>
          </table:table-cell>
          <table:table-cell office:value-type="float" office:value="6.12035252420829">
            <text:p>6,12</text:p>
          </table:table-cell>
          <table:table-cell office:value-type="float" office:value="0.84623200737488">
            <text:p>0,8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1.4810192280869">
            <text:p>61,48</text:p>
          </table:table-cell>
          <table:table-cell office:value-type="float" office:value="1972.26564351429">
            <text:p>1972,27</text:p>
          </table:table-cell>
          <table:table-cell office:value-type="float" office:value="7.56770133553192">
            <text:p>7,57</text:p>
          </table:table-cell>
          <table:table-cell office:value-type="float" office:value="0.738373926321835">
            <text:p>0,7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1"/>
          <table:table-cell table:style-name="ce6" office:value-type="float" office:value="65.8191414316012">
            <text:p>65,82</text:p>
          </table:table-cell>
          <table:table-cell table:style-name="ce6" office:value-type="float" office:value="1669.57455291548">
            <text:p>1669,57</text:p>
          </table:table-cell>
          <table:table-cell table:style-name="ce6" office:value-type="float" office:value="6.12035252420829">
            <text:p>6,12</text:p>
          </table:table-cell>
          <table:table-cell table:style-name="ce6" office:value-type="float" office:value="0.84623200737488">
            <text:p>0,85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0.7541422117863">
            <text:p>10,75</text:p>
          </table:table-cell>
          <table:table-cell/>
        </table:table-row>
        <table:table-row table:style-name="ro1">
          <table:table-cell table:style-name="ce29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9.6037598678182">
            <text:p>69,60</text:p>
          </table:table-cell>
          <table:table-cell table:style-name="ce4" office:value-type="float" office:value="2235.58353351066">
            <text:p>2235,58</text:p>
          </table:table-cell>
          <table:table-cell table:style-name="ce4" office:value-type="float" office:value="17.1240180573893">
            <text:p>17,12</text:p>
          </table:table-cell>
          <table:table-cell table:style-name="ce4" office:value-type="float" office:value="0.382228941754464">
            <text:p>0,38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4.06468619891364">
            <text:p>4,06</text:p>
          </table:table-cell>
          <table:table-cell office:value-type="string">
            <text:p>Convg, en 180 Episodios</text:p>
          </table:table-cell>
        </table:table-row>
        <table:table-row table:style-name="ro1">
          <table:covered-table-cell/>
          <table:table-cell office:value-type="float" office:value="73.293403707524">
            <text:p>73,29</text:p>
          </table:table-cell>
          <table:table-cell office:value-type="float" office:value="1414.05930704223">
            <text:p>1414,06</text:p>
          </table:table-cell>
          <table:table-cell office:value-type="float" office:value="6.36437471826028">
            <text:p>6,36</text:p>
          </table:table-cell>
          <table:table-cell office:value-type="float" office:value="0.784705406268727">
            <text:p>0,78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100 Episodios</text:p>
          </table:table-cell>
        </table:table-row>
        <table:table-row table:style-name="ro1">
          <table:covered-table-cell/>
          <table:table-cell office:value-type="float" office:value="62.5682199602183">
            <text:p>62,57</text:p>
          </table:table-cell>
          <table:table-cell office:value-type="float" office:value="3535.74254564812">
            <text:p>3535,74</text:p>
          </table:table-cell>
          <table:table-cell office:value-type="float" office:value="42.3962710435078">
            <text:p>42,40</text:p>
          </table:table-cell>
          <table:table-cell office:value-type="float" office:value="-0.352156553903743">
            <text:p>-0,35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1"/>
          <table:table-cell table:style-name="ce6" office:value-type="float" office:value="68.3546221777972">
            <text:p>68,35</text:p>
          </table:table-cell>
          <table:table-cell table:style-name="ce6" office:value-type="float" office:value="1523.00955080905">
            <text:p>1523,01</text:p>
          </table:table-cell>
          <table:table-cell table:style-name="ce6" office:value-type="float" office:value="6.36437471826028">
            <text:p>6,36</text:p>
          </table:table-cell>
          <table:table-cell table:style-name="ce6" office:value-type="float" office:value="0.784705406268727">
            <text:p>0,78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0.7401944737286">
            <text:p>10,74</text:p>
          </table:table-cell>
          <table:table-cell/>
        </table:table-row>
        <table:table-row table:style-name="ro1">
          <table:table-cell table:style-name="ce29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5.6563735453548">
            <text:p>65,66</text:p>
          </table:table-cell>
          <table:table-cell table:style-name="ce4" office:value-type="float" office:value="1696.91011710981">
            <text:p>1696,91</text:p>
          </table:table-cell>
          <table:table-cell table:style-name="ce4" office:value-type="float" office:value="6.13547711949875">
            <text:p>6,14</text:p>
          </table:table-cell>
          <table:table-cell table:style-name="ce4" office:value-type="float" office:value="0.696616099582867">
            <text:p>0,70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7011031524666">
            <text:p>10,7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/>
          <table:table-cell office:value-type="float" office:value="69.1292825986287">
            <text:p>69,13</text:p>
          </table:table-cell>
          <table:table-cell office:value-type="float" office:value="1643.21605667305">
            <text:p>1643,22</text:p>
          </table:table-cell>
          <table:table-cell office:value-type="float" office:value="5.70877460012775">
            <text:p>5,71</text:p>
          </table:table-cell>
          <table:table-cell office:value-type="float" office:value="0.753852836417624">
            <text:p>0,7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2.6428704975547">
            <text:p>62,64</text:p>
          </table:table-cell>
          <table:table-cell office:value-type="float" office:value="1766.42125754355">
            <text:p>1766,42</text:p>
          </table:table-cell>
          <table:table-cell office:value-type="float" office:value="6.70876786737882">
            <text:p>6,71</text:p>
          </table:table-cell>
          <table:table-cell office:value-type="float" office:value="0.539047838892721">
            <text:p>0,5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1"/>
          <table:table-cell table:style-name="ce6" office:value-type="float" office:value="62.6428704975547">
            <text:p>62,64</text:p>
          </table:table-cell>
          <table:table-cell table:style-name="ce6" office:value-type="float" office:value="1766.42125754355">
            <text:p>1766,42</text:p>
          </table:table-cell>
          <table:table-cell table:style-name="ce6" office:value-type="float" office:value="5.70877460012775">
            <text:p>5,71</text:p>
          </table:table-cell>
          <table:table-cell table:style-name="ce6" office:value-type="float" office:value="0.753852836417624">
            <text:p>0,75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9730852740539">
            <text:p>10,97</text:p>
          </table:table-cell>
          <table:table-cell/>
        </table:table-row>
        <table:table-row table:style-name="ro1">
          <table:table-cell table:style-name="ce29" table:number-columns-spanned="1" table:number-rows-spanned="4"/>
          <table:table-cell table:style-name="ce4" table:number-columns-repeated="4"/>
          <table:table-cell table:style-name="ce7"/>
          <table:table-cell table:style-name="ce13"/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 table:style-name="ce31"/>
          <table:table-cell table:style-name="ce6" table:number-columns-repeated="4"/>
          <table:table-cell table:style-name="ce8"/>
          <table:table-cell table:style-name="ce12"/>
          <table:table-cell/>
        </table:table-row>
      </table:table>
      <table:table table:name="Sheet4" table:style-name="ta1">
        <table:table-column table:style-name="co6" table:default-cell-style-name="ce30"/>
        <table:table-column table:style-name="co6" table:number-columns-repeated="4" table:default-cell-style-name="ce33"/>
        <table:table-column table:style-name="co6" table:default-cell-style-name="ce3"/>
        <table:table-column table:style-name="co6" table:default-cell-style-name="ce11"/>
        <table:table-column table:style-name="co6" table:default-cell-style-name="Default"/>
        <table:table-row table:style-name="ro1">
          <table:table-cell table:style-name="ce18" office:value-type="string">
            <text:p>Discretized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Default"/>
          <table:table-cell table:style-name="ce9"/>
          <table:table-cell/>
        </table:table-row>
        <table:table-row table:style-name="ro1">
          <table:table-cell table:style-name="ce29" office:value-type="string" table:number-columns-spanned="1" table:number-rows-spanned="4">
            <text:p>R con p&lt;pmax</text:p>
          </table:table-cell>
          <table:table-cell table:style-name="ce32" office:value-type="float" office:value="65.7890862870157">
            <text:p>65,79</text:p>
          </table:table-cell>
          <table:table-cell table:style-name="ce32" office:value-type="float" office:value="1919.82032948651">
            <text:p>1919,82</text:p>
          </table:table-cell>
          <table:table-cell table:style-name="ce32" office:value-type="float" office:value="6.49021446484277">
            <text:p>6,49</text:p>
          </table:table-cell>
          <table:table-cell table:style-name="ce32" office:value-type="float" office:value="0.65964280488261">
            <text:p>0,66</text:p>
          </table:table-cell>
          <table:table-cell table:style-name="ce7" office:value-type="string">
            <text:p>Mean</text:p>
          </table:table-cell>
          <table:table-cell table:style-name="ce10" table:formula="of:=[.B2]/[.D2]" office:value-type="float" office:value="10.136658294328">
            <text:p>10,14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/>
          <table:table-cell office:value-type="float" office:value="68.0308097840742">
            <text:p>68,03</text:p>
          </table:table-cell>
          <table:table-cell office:value-type="float" office:value="1597.92306394199">
            <text:p>1597,92</text:p>
          </table:table-cell>
          <table:table-cell office:value-type="float" office:value="6.02211289138193">
            <text:p>6,02</text:p>
          </table:table-cell>
          <table:table-cell office:value-type="float" office:value="0.725181977886277">
            <text:p>0,73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3.8095056266962">
            <text:p>63,81</text:p>
          </table:table-cell>
          <table:table-cell office:value-type="float" office:value="2334.64678757115">
            <text:p>2334,65</text:p>
          </table:table-cell>
          <table:table-cell office:value-type="float" office:value="7.02623361710118">
            <text:p>7,03</text:p>
          </table:table-cell>
          <table:table-cell office:value-type="float" office:value="0.481046548711726">
            <text:p>0,48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1"/>
          <table:table-cell table:style-name="ce34" office:value-type="float" office:value="68.0308097840742">
            <text:p>68,03</text:p>
          </table:table-cell>
          <table:table-cell table:style-name="ce34" office:value-type="float" office:value="1597.92306394199">
            <text:p>1597,92</text:p>
          </table:table-cell>
          <table:table-cell table:style-name="ce34" office:value-type="float" office:value="6.21448084673966">
            <text:p>6,21</text:p>
          </table:table-cell>
          <table:table-cell table:style-name="ce34" office:value-type="float" office:value="0.725181977886277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5]/[.D5]" office:value-type="float" office:value="10.9471428847939">
            <text:p>10,95</text:p>
          </table:table-cell>
          <table:table-cell/>
        </table:table-row>
        <table:table-row table:style-name="ro1">
          <table:table-cell table:style-name="ce29" office:value-type="string" table:number-columns-spanned="1" table:number-rows-spanned="4">
            <text:p>R con xb&lt;pmax,yb&gt;pmax/2,yfi&gt;pmax/2;</text:p>
          </table:table-cell>
          <table:table-cell office:value-type="float" office:value="68.5545697441874">
            <text:p>68,55</text:p>
          </table:table-cell>
          <table:table-cell office:value-type="float" office:value="1645.62495185064">
            <text:p>1645,62</text:p>
          </table:table-cell>
          <table:table-cell office:value-type="float" office:value="6.47009349873972">
            <text:p>6,47</text:p>
          </table:table-cell>
          <table:table-cell office:value-type="float" office:value="0.709086113931823">
            <text:p>0,71</text:p>
          </table:table-cell>
          <table:table-cell table:style-name="ce7" office:value-type="string">
            <text:p>Mean</text:p>
          </table:table-cell>
          <table:table-cell table:style-name="ce13" table:formula="of:=[.B6]/[.D6]" office:value-type="float" office:value="10.5956072748471">
            <text:p>10,6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/>
          <table:table-cell office:value-type="float" office:value="73.3566383555434">
            <text:p>73,36</text:p>
          </table:table-cell>
          <table:table-cell office:value-type="float" office:value="1373.45984233794">
            <text:p>1373,46</text:p>
          </table:table-cell>
          <table:table-cell office:value-type="float" office:value="5.72471509818035">
            <text:p>5,72</text:p>
          </table:table-cell>
          <table:table-cell office:value-type="float" office:value="0.73324270020201">
            <text:p>0,73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4.3273437468663">
            <text:p>64,33</text:p>
          </table:table-cell>
          <table:table-cell office:value-type="float" office:value="1841.81233405044">
            <text:p>1841,81</text:p>
          </table:table-cell>
          <table:table-cell office:value-type="float" office:value="6.90456671748476">
            <text:p>6,90</text:p>
          </table:table-cell>
          <table:table-cell office:value-type="float" office:value="0.679301721338381">
            <text:p>0,68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1"/>
          <table:table-cell table:style-name="ce34" office:value-type="float" office:value="70.9312617366277">
            <text:p>70,93</text:p>
          </table:table-cell>
          <table:table-cell table:style-name="ce34" office:value-type="float" office:value="1423.11280064171">
            <text:p>1423,11</text:p>
          </table:table-cell>
          <table:table-cell table:style-name="ce34" office:value-type="float" office:value="6.56824599059186">
            <text:p>6,57</text:p>
          </table:table-cell>
          <table:table-cell table:style-name="ce34" office:value-type="float" office:value="0.73324270020201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9]/[.D9]" office:value-type="float" office:value="10.7991177307043">
            <text:p>10,80</text:p>
          </table:table-cell>
          <table:table-cell/>
        </table:table-row>
        <table:table-row table:style-name="ro1">
          <table:table-cell table:style-name="ce29" office:value-type="string" table:number-columns-spanned="1" table:number-rows-spanned="4">
            <text:p>R con p&lt;pmax, faults:pmax/4</text:p>
          </table:table-cell>
          <table:table-cell table:style-name="ce32" office:value-type="float" office:value="68.099231585166">
            <text:p>68,10</text:p>
          </table:table-cell>
          <table:table-cell table:style-name="ce32" office:value-type="float" office:value="1712.45984862955">
            <text:p>1712,46</text:p>
          </table:table-cell>
          <table:table-cell table:style-name="ce32" office:value-type="float" office:value="7.442939944585">
            <text:p>7,44</text:p>
          </table:table-cell>
          <table:table-cell table:style-name="ce32" office:value-type="float" office:value="0.7119846449678">
            <text:p>0,71</text:p>
          </table:table-cell>
          <table:table-cell table:style-name="ce7" office:value-type="string">
            <text:p>Mean</text:p>
          </table:table-cell>
          <table:table-cell table:style-name="ce10" table:formula="of:=[.B10]/[.D10]" office:value-type="float" office:value="9.1495070620193">
            <text:p>9,15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/>
          <table:table-cell office:value-type="float" office:value="74.1636544720822">
            <text:p>74,16</text:p>
          </table:table-cell>
          <table:table-cell office:value-type="float" office:value="1568.6641034888">
            <text:p>1568,66</text:p>
          </table:table-cell>
          <table:table-cell office:value-type="float" office:value="6.81120926371273">
            <text:p>6,81</text:p>
          </table:table-cell>
          <table:table-cell office:value-type="float" office:value="0.74439506720534">
            <text:p>0,74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5.2784947852743">
            <text:p>65,28</text:p>
          </table:table-cell>
          <table:table-cell office:value-type="float" office:value="1855.74275759288">
            <text:p>1855,74</text:p>
          </table:table-cell>
          <table:table-cell office:value-type="float" office:value="8.02742935702836">
            <text:p>8,03</text:p>
          </table:table-cell>
          <table:table-cell office:value-type="float" office:value="0.681871851560793">
            <text:p>0,68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1"/>
          <table:table-cell table:style-name="ce34" office:value-type="float" office:value="66.532405762898">
            <text:p>66,53</text:p>
          </table:table-cell>
          <table:table-cell table:style-name="ce34" office:value-type="float" office:value="1600.87985843684">
            <text:p>1600,88</text:p>
          </table:table-cell>
          <table:table-cell table:style-name="ce34" office:value-type="float" office:value="6.81120926371273">
            <text:p>6,81</text:p>
          </table:table-cell>
          <table:table-cell table:style-name="ce34" office:value-type="float" office:value="0.74439506720534">
            <text:p>0,74</text:p>
          </table:table-cell>
          <table:table-cell table:style-name="ce8" office:value-type="string">
            <text:p>Best(bestR)</text:p>
          </table:table-cell>
          <table:table-cell table:style-name="ce12" table:formula="of:=[.B13]/[.D13]" office:value-type="float" office:value="9.7680754161166">
            <text:p>9,77</text:p>
          </table:table-cell>
          <table:table-cell/>
        </table:table-row>
        <table:table-row table:style-name="ro1">
          <table:table-cell table:style-name="ce29" office:value-type="string" table:number-columns-spanned="1" table:number-rows-spanned="4">
            <text:p>R con xb&lt;pmax,yb&gt;pmax/4,yfi&gt;pmax/4;</text:p>
          </table:table-cell>
          <table:table-cell office:value-type="float" office:value="70.6180641185606">
            <text:p>70,62</text:p>
          </table:table-cell>
          <table:table-cell office:value-type="float" office:value="1629.7711402799">
            <text:p>1629,77</text:p>
          </table:table-cell>
          <table:table-cell office:value-type="float" office:value="7.2871176863557">
            <text:p>7,29</text:p>
          </table:table-cell>
          <table:table-cell office:value-type="float" office:value="0.672294065101465">
            <text:p>0,67</text:p>
          </table:table-cell>
          <table:table-cell table:style-name="ce7" office:value-type="string">
            <text:p>Mean</text:p>
          </table:table-cell>
          <table:table-cell table:style-name="ce13" table:formula="of:=[.B14]/[.D14]" office:value-type="float" office:value="9.69080878860855">
            <text:p>9,69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/>
          <table:table-cell office:value-type="float" office:value="75.2553596285299">
            <text:p>75,26</text:p>
          </table:table-cell>
          <table:table-cell office:value-type="float" office:value="1464.69165536098">
            <text:p>1464,69</text:p>
          </table:table-cell>
          <table:table-cell office:value-type="float" office:value="6.37531470294688">
            <text:p>6,38</text:p>
          </table:table-cell>
          <table:table-cell office:value-type="float" office:value="0.684650235466212">
            <text:p>0,68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5.4168845994482">
            <text:p>65,42</text:p>
          </table:table-cell>
          <table:table-cell office:value-type="float" office:value="1927.06753343592">
            <text:p>1927,07</text:p>
          </table:table-cell>
          <table:table-cell office:value-type="float" office:value="7.93356174705088">
            <text:p>7,93</text:p>
          </table:table-cell>
          <table:table-cell office:value-type="float" office:value="0.647429549492515">
            <text:p>0,65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1"/>
          <table:table-cell table:style-name="ce34" office:value-type="float" office:value="65.4168845994482">
            <text:p>65,42</text:p>
          </table:table-cell>
          <table:table-cell table:style-name="ce34" office:value-type="float" office:value="1927.06753343592">
            <text:p>1927,07</text:p>
          </table:table-cell>
          <table:table-cell table:style-name="ce34" office:value-type="float" office:value="6.37531470294688">
            <text:p>6,38</text:p>
          </table:table-cell>
          <table:table-cell table:style-name="ce34" office:value-type="float" office:value="0.684650235466212">
            <text:p>0,68</text:p>
          </table:table-cell>
          <table:table-cell table:style-name="ce8" office:value-type="string">
            <text:p>Best(bestR)</text:p>
          </table:table-cell>
          <table:table-cell table:style-name="ce12" table:formula="of:=[.B17]/[.D17]" office:value-type="float" office:value="10.260965559741">
            <text:p>10,26</text:p>
          </table:table-cell>
          <table:table-cell/>
        </table:table-row>
        <table:table-row table:style-name="ro1">
          <table:table-cell table:style-name="Default"/>
          <table:table-cell table:style-name="ce6" table:number-columns-repeated="4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 style:data-style-name="N2" text:time-value="0000-00-00T15:19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4-08-11T13:06:56</meta:creation-date>
    <dc:date>2014-08-16T00:37:15</dc:date>
    <dc:creator>David Forero</dc:creator>
    <meta:editing-duration>P1DT9H23M50S</meta:editing-duration>
    <meta:editing-cycles>18</meta:editing-cycles>
    <meta:generator>LibreOffice/4.0.2.2$Linux_X86_64 LibreOffice_project/400m0$Build-2</meta:generator>
    <meta:document-statistic meta:table-count="4" meta:cell-count="1106" meta:object-count="0"/>
  </office:meta>
</office:document-meta>
</file>